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margin-top="0in" fo:margin-bottom="0in"/>
    </style:style>
    <style:style style:name="T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" style:parent-style-name="NormalWeb" style:family="paragraph">
      <style:paragraph-properties fo:margin-top="0in" fo:margin-bottom="0in"/>
    </style:style>
    <style:style style:name="T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" style:parent-style-name="NormalWeb" style:family="paragraph">
      <style:paragraph-properties fo:margin-top="0in" fo:margin-bottom="0in"/>
    </style:style>
    <style:style style:name="T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" style:parent-style-name="NormalWeb" style:family="paragraph">
      <style:paragraph-properties fo:margin-top="0in" fo:margin-bottom="0in"/>
    </style:style>
    <style:style style:name="T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9" style:parent-style-name="NormalWeb" style:family="paragraph">
      <style:paragraph-properties fo:margin-top="0in" fo:margin-bottom="0in"/>
    </style:style>
    <style:style style:name="T1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1" style:parent-style-name="NormalWeb" style:family="paragraph">
      <style:paragraph-properties fo:margin-top="0in" fo:margin-bottom="0in"/>
    </style:style>
    <style:style style:name="T1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3" style:parent-style-name="NormalWeb" style:family="paragraph">
      <style:paragraph-properties fo:margin-top="0in" fo:margin-bottom="0in"/>
    </style:style>
    <style:style style:name="T1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5" style:parent-style-name="NormalWeb" style:family="paragraph">
      <style:paragraph-properties fo:margin-top="0in" fo:margin-bottom="0in"/>
    </style:style>
    <style:style style:name="T1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7" style:parent-style-name="NormalWeb" style:family="paragraph">
      <style:paragraph-properties fo:margin-top="0in" fo:margin-bottom="0in"/>
    </style:style>
    <style:style style:name="T1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9" style:parent-style-name="NormalWeb" style:family="paragraph">
      <style:paragraph-properties fo:margin-top="0in" fo:margin-bottom="0in"/>
    </style:style>
    <style:style style:name="T2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1" style:parent-style-name="NormalWeb" style:family="paragraph">
      <style:paragraph-properties fo:margin-top="0in" fo:margin-bottom="0in"/>
    </style:style>
    <style:style style:name="T2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3" style:parent-style-name="NormalWeb" style:family="paragraph">
      <style:paragraph-properties fo:margin-top="0in" fo:margin-bottom="0in"/>
    </style:style>
    <style:style style:name="T2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5" style:parent-style-name="NormalWeb" style:family="paragraph">
      <style:paragraph-properties fo:margin-top="0in" fo:margin-bottom="0in"/>
    </style:style>
    <style:style style:name="T2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7" style:parent-style-name="NormalWeb" style:family="paragraph">
      <style:paragraph-properties fo:margin-top="0in" fo:margin-bottom="0in"/>
    </style:style>
    <style:style style:name="T2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9" style:parent-style-name="NormalWeb" style:family="paragraph">
      <style:paragraph-properties fo:margin-top="0in" fo:margin-bottom="0in"/>
    </style:style>
    <style:style style:name="T3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1" style:parent-style-name="NormalWeb" style:family="paragraph">
      <style:paragraph-properties fo:margin-top="0in" fo:margin-bottom="0in"/>
    </style:style>
    <style:style style:name="T3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3" style:parent-style-name="NormalWeb" style:family="paragraph">
      <style:paragraph-properties fo:margin-top="0in" fo:margin-bottom="0in"/>
    </style:style>
    <style:style style:name="T3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5" style:parent-style-name="NormalWeb" style:family="paragraph">
      <style:paragraph-properties fo:margin-top="0in" fo:margin-bottom="0in"/>
    </style:style>
    <style:style style:name="T3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7" style:parent-style-name="NormalWeb" style:family="paragraph">
      <style:paragraph-properties fo:margin-top="0in" fo:margin-bottom="0in"/>
    </style:style>
    <style:style style:name="T3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9" style:parent-style-name="NormalWeb" style:family="paragraph">
      <style:paragraph-properties fo:margin-top="0in" fo:margin-bottom="0in"/>
    </style:style>
    <style:style style:name="T4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1" style:parent-style-name="NormalWeb" style:family="paragraph">
      <style:paragraph-properties fo:margin-top="0in" fo:margin-bottom="0in"/>
    </style:style>
    <style:style style:name="T4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3" style:parent-style-name="NormalWeb" style:family="paragraph">
      <style:paragraph-properties fo:margin-top="0in" fo:margin-bottom="0in"/>
    </style:style>
    <style:style style:name="T4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5" style:parent-style-name="NormalWeb" style:family="paragraph">
      <style:paragraph-properties fo:margin-top="0in" fo:margin-bottom="0in"/>
    </style:style>
    <style:style style:name="T4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7" style:parent-style-name="NormalWeb" style:family="paragraph">
      <style:paragraph-properties fo:margin-top="0in" fo:margin-bottom="0in"/>
    </style:style>
    <style:style style:name="T4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9" style:parent-style-name="NormalWeb" style:family="paragraph">
      <style:paragraph-properties fo:margin-top="0in" fo:margin-bottom="0in"/>
    </style:style>
    <style:style style:name="T5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1" style:parent-style-name="NormalWeb" style:family="paragraph">
      <style:paragraph-properties fo:margin-top="0in" fo:margin-bottom="0in"/>
    </style:style>
    <style:style style:name="T5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3" style:parent-style-name="NormalWeb" style:family="paragraph">
      <style:paragraph-properties fo:margin-top="0in" fo:margin-bottom="0in"/>
    </style:style>
    <style:style style:name="T5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5" style:parent-style-name="NormalWeb" style:family="paragraph">
      <style:paragraph-properties fo:margin-top="0in" fo:margin-bottom="0in"/>
    </style:style>
    <style:style style:name="T5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7" style:parent-style-name="NormalWeb" style:family="paragraph">
      <style:paragraph-properties fo:margin-top="0in" fo:margin-bottom="0in"/>
    </style:style>
    <style:style style:name="T5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9" style:parent-style-name="NormalWeb" style:family="paragraph">
      <style:paragraph-properties fo:margin-top="0in" fo:margin-bottom="0in"/>
    </style:style>
    <style:style style:name="T6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1" style:parent-style-name="Normal" style:family="paragraph">
      <style:text-properties style:font-name-asian="Times New Roman"/>
    </style:style>
    <style:style style:name="P62" style:parent-style-name="NormalWeb" style:family="paragraph">
      <style:paragraph-properties fo:margin-top="0in" fo:margin-bottom="0in"/>
    </style:style>
    <style:style style:name="T6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4" style:parent-style-name="NormalWeb" style:family="paragraph">
      <style:paragraph-properties fo:margin-top="0in" fo:margin-bottom="0in"/>
    </style:style>
    <style:style style:name="T6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6" style:parent-style-name="NormalWeb" style:family="paragraph">
      <style:paragraph-properties fo:margin-top="0in" fo:margin-bottom="0in"/>
    </style:style>
    <style:style style:name="T6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8" style:parent-style-name="NormalWeb" style:family="paragraph">
      <style:paragraph-properties fo:margin-top="0in" fo:margin-bottom="0in"/>
    </style:style>
    <style:style style:name="T6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0" style:parent-style-name="NormalWeb" style:family="paragraph">
      <style:paragraph-properties fo:margin-top="0in" fo:margin-bottom="0in"/>
    </style:style>
    <style:style style:name="T7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2" style:parent-style-name="NormalWeb" style:family="paragraph">
      <style:paragraph-properties fo:margin-top="0in" fo:margin-bottom="0in"/>
    </style:style>
    <style:style style:name="T7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4" style:parent-style-name="NormalWeb" style:family="paragraph">
      <style:paragraph-properties fo:margin-top="0in" fo:margin-bottom="0in"/>
    </style:style>
    <style:style style:name="T7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6" style:parent-style-name="NormalWeb" style:family="paragraph">
      <style:paragraph-properties fo:margin-top="0in" fo:margin-bottom="0in"/>
    </style:style>
    <style:style style:name="T7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8" style:parent-style-name="NormalWeb" style:family="paragraph">
      <style:paragraph-properties fo:margin-top="0in" fo:margin-bottom="0in"/>
    </style:style>
    <style:style style:name="T7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80" style:parent-style-name="NormalWeb" style:family="paragraph">
      <style:paragraph-properties fo:margin-top="0in" fo:margin-bottom="0in"/>
    </style:style>
    <style:style style:name="T8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82" style:parent-style-name="NormalWeb" style:family="paragraph">
      <style:paragraph-properties fo:margin-top="0in" fo:margin-bottom="0in"/>
    </style:style>
    <style:style style:name="T8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84" style:parent-style-name="NormalWeb" style:family="paragraph">
      <style:paragraph-properties fo:margin-top="0in" fo:margin-bottom="0in"/>
    </style:style>
    <style:style style:name="T8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86" style:parent-style-name="NormalWeb" style:family="paragraph">
      <style:paragraph-properties fo:margin-top="0in" fo:margin-bottom="0in"/>
    </style:style>
    <style:style style:name="T8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88" style:parent-style-name="NormalWeb" style:family="paragraph">
      <style:paragraph-properties fo:margin-top="0in" fo:margin-bottom="0in"/>
    </style:style>
    <style:style style:name="T8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90" style:parent-style-name="NormalWeb" style:family="paragraph">
      <style:paragraph-properties fo:margin-top="0in" fo:margin-bottom="0in"/>
    </style:style>
    <style:style style:name="T9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92" style:parent-style-name="NormalWeb" style:family="paragraph">
      <style:paragraph-properties fo:margin-top="0in" fo:margin-bottom="0in"/>
    </style:style>
    <style:style style:name="T9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94" style:parent-style-name="NormalWeb" style:family="paragraph">
      <style:paragraph-properties fo:margin-top="0in" fo:margin-bottom="0in"/>
    </style:style>
    <style:style style:name="T9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96" style:parent-style-name="NormalWeb" style:family="paragraph">
      <style:paragraph-properties fo:margin-top="0in" fo:margin-bottom="0in"/>
    </style:style>
    <style:style style:name="T9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98" style:parent-style-name="NormalWeb" style:family="paragraph">
      <style:paragraph-properties fo:margin-top="0in" fo:margin-bottom="0in"/>
    </style:style>
    <style:style style:name="T9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00" style:parent-style-name="NormalWeb" style:family="paragraph">
      <style:paragraph-properties fo:margin-top="0in" fo:margin-bottom="0in"/>
    </style:style>
    <style:style style:name="T10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02" style:parent-style-name="NormalWeb" style:family="paragraph">
      <style:paragraph-properties fo:margin-top="0in" fo:margin-bottom="0in"/>
    </style:style>
    <style:style style:name="T10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04" style:parent-style-name="NormalWeb" style:family="paragraph">
      <style:paragraph-properties fo:margin-top="0in" fo:margin-bottom="0in"/>
    </style:style>
    <style:style style:name="T10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06" style:parent-style-name="NormalWeb" style:family="paragraph">
      <style:paragraph-properties fo:margin-top="0in" fo:margin-bottom="0in"/>
    </style:style>
    <style:style style:name="T10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08" style:parent-style-name="Normal" style:family="paragraph">
      <style:paragraph-properties fo:margin-bottom="0.1666in"/>
      <style:text-properties style:font-name-asian="Times New Roman"/>
    </style:style>
    <style:style style:name="P109" style:parent-style-name="NormalWeb" style:family="paragraph">
      <style:paragraph-properties fo:margin-top="0in" fo:margin-bottom="0in"/>
    </style:style>
    <style:style style:name="T11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11" style:parent-style-name="Normal" style:family="paragraph">
      <style:text-properties style:font-name-asian="Times New Roman"/>
    </style:style>
    <style:style style:name="P112" style:parent-style-name="NormalWeb" style:family="paragraph">
      <style:paragraph-properties fo:margin-top="0in" fo:margin-bottom="0in"/>
    </style:style>
    <style:style style:name="T11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14" style:parent-style-name="NormalWeb" style:family="paragraph">
      <style:paragraph-properties fo:margin-top="0in" fo:margin-bottom="0in"/>
    </style:style>
    <style:style style:name="T11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16" style:parent-style-name="NormalWeb" style:family="paragraph">
      <style:paragraph-properties fo:margin-top="0in" fo:margin-bottom="0in"/>
    </style:style>
    <style:style style:name="T11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18" style:parent-style-name="NormalWeb" style:family="paragraph">
      <style:paragraph-properties fo:margin-top="0in" fo:margin-bottom="0in"/>
    </style:style>
    <style:style style:name="T11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20" style:parent-style-name="NormalWeb" style:family="paragraph">
      <style:paragraph-properties fo:margin-top="0in" fo:margin-bottom="0in"/>
    </style:style>
    <style:style style:name="T12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22" style:parent-style-name="NormalWeb" style:family="paragraph">
      <style:paragraph-properties fo:margin-top="0in" fo:margin-bottom="0in"/>
    </style:style>
    <style:style style:name="T12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24" style:parent-style-name="NormalWeb" style:family="paragraph">
      <style:paragraph-properties fo:margin-top="0in" fo:margin-bottom="0in"/>
    </style:style>
    <style:style style:name="T12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26" style:parent-style-name="NormalWeb" style:family="paragraph">
      <style:paragraph-properties fo:margin-top="0in" fo:margin-bottom="0in"/>
    </style:style>
    <style:style style:name="T12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28" style:parent-style-name="NormalWeb" style:family="paragraph">
      <style:paragraph-properties fo:margin-top="0in" fo:margin-bottom="0in"/>
    </style:style>
    <style:style style:name="T12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30" style:parent-style-name="NormalWeb" style:family="paragraph">
      <style:paragraph-properties fo:margin-top="0in" fo:margin-bottom="0in"/>
    </style:style>
    <style:style style:name="T13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32" style:parent-style-name="NormalWeb" style:family="paragraph">
      <style:paragraph-properties fo:margin-top="0in" fo:margin-bottom="0in"/>
    </style:style>
    <style:style style:name="T13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34" style:parent-style-name="NormalWeb" style:family="paragraph">
      <style:paragraph-properties fo:margin-top="0in" fo:margin-bottom="0in"/>
    </style:style>
    <style:style style:name="T13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36" style:parent-style-name="NormalWeb" style:family="paragraph">
      <style:paragraph-properties fo:margin-top="0in" fo:margin-bottom="0in"/>
    </style:style>
    <style:style style:name="T13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38" style:parent-style-name="NormalWeb" style:family="paragraph">
      <style:paragraph-properties fo:margin-top="0in" fo:margin-bottom="0in"/>
    </style:style>
    <style:style style:name="T13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40" style:parent-style-name="NormalWeb" style:family="paragraph">
      <style:paragraph-properties fo:margin-top="0in" fo:margin-bottom="0in"/>
    </style:style>
    <style:style style:name="T14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42" style:parent-style-name="NormalWeb" style:family="paragraph">
      <style:paragraph-properties fo:margin-top="0in" fo:margin-bottom="0in"/>
    </style:style>
    <style:style style:name="T14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44" style:parent-style-name="Normal" style:family="paragraph">
      <style:paragraph-properties fo:margin-bottom="0.1666in"/>
      <style:text-properties style:font-name-asian="Times New Roman"/>
    </style:style>
    <style:style style:name="P145" style:parent-style-name="NormalWeb" style:family="paragraph">
      <style:paragraph-properties fo:margin-top="0in" fo:margin-bottom="0in"/>
    </style:style>
    <style:style style:name="T14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47" style:parent-style-name="NormalWeb" style:family="paragraph">
      <style:paragraph-properties fo:margin-top="0in" fo:margin-bottom="0in"/>
    </style:style>
    <style:style style:name="T148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149" style:parent-style-name="Normal" style:family="paragraph">
      <style:text-properties style:font-name-asian="Times New Roman"/>
    </style:style>
    <style:style style:name="P150" style:parent-style-name="NormalWeb" style:family="paragraph">
      <style:paragraph-properties fo:margin-top="0in" fo:margin-bottom="0in"/>
    </style:style>
    <style:style style:name="T15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52" style:parent-style-name="NormalWeb" style:family="paragraph">
      <style:paragraph-properties fo:margin-top="0in" fo:margin-bottom="0in"/>
    </style:style>
    <style:style style:name="T15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54" style:parent-style-name="NormalWeb" style:family="paragraph">
      <style:paragraph-properties fo:margin-top="0in" fo:margin-bottom="0in"/>
    </style:style>
    <style:style style:name="T15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56" style:parent-style-name="NormalWeb" style:family="paragraph">
      <style:paragraph-properties fo:margin-top="0in" fo:margin-bottom="0in"/>
    </style:style>
    <style:style style:name="T15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58" style:parent-style-name="NormalWeb" style:family="paragraph">
      <style:paragraph-properties fo:margin-top="0in" fo:margin-bottom="0in"/>
    </style:style>
    <style:style style:name="T15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60" style:parent-style-name="NormalWeb" style:family="paragraph">
      <style:paragraph-properties fo:margin-top="0in" fo:margin-bottom="0in"/>
    </style:style>
    <style:style style:name="T16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62" style:parent-style-name="NormalWeb" style:family="paragraph">
      <style:paragraph-properties fo:margin-top="0in" fo:margin-bottom="0in"/>
    </style:style>
    <style:style style:name="T16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64" style:parent-style-name="NormalWeb" style:family="paragraph">
      <style:paragraph-properties fo:margin-top="0in" fo:margin-bottom="0in"/>
    </style:style>
    <style:style style:name="T16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66" style:parent-style-name="NormalWeb" style:family="paragraph">
      <style:paragraph-properties fo:margin-top="0in" fo:margin-bottom="0in"/>
    </style:style>
    <style:style style:name="T16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68" style:parent-style-name="NormalWeb" style:family="paragraph">
      <style:paragraph-properties fo:margin-top="0in" fo:margin-bottom="0in"/>
    </style:style>
    <style:style style:name="T16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70" style:parent-style-name="NormalWeb" style:family="paragraph">
      <style:paragraph-properties fo:margin-top="0in" fo:margin-bottom="0in"/>
    </style:style>
    <style:style style:name="T17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72" style:parent-style-name="Normal" style:family="paragraph">
      <style:text-properties style:font-name-asian="Times New Roman"/>
    </style:style>
    <style:style style:name="P173" style:parent-style-name="NormalWeb" style:family="paragraph">
      <style:paragraph-properties fo:margin-top="0in" fo:margin-bottom="0in"/>
    </style:style>
    <style:style style:name="T174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175" style:parent-style-name="NormalWeb" style:family="paragraph">
      <style:paragraph-properties fo:margin-top="0in" fo:margin-bottom="0in"/>
    </style:style>
    <style:style style:name="T17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77" style:parent-style-name="NormalWeb" style:family="paragraph">
      <style:paragraph-properties fo:margin-top="0in" fo:margin-bottom="0in"/>
    </style:style>
    <style:style style:name="T17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79" style:parent-style-name="NormalWeb" style:family="paragraph">
      <style:paragraph-properties fo:margin-top="0in" fo:margin-bottom="0in"/>
    </style:style>
    <style:style style:name="T18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81" style:parent-style-name="NormalWeb" style:family="paragraph">
      <style:paragraph-properties fo:margin-top="0in" fo:margin-bottom="0in"/>
    </style:style>
    <style:style style:name="T18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83" style:parent-style-name="NormalWeb" style:family="paragraph">
      <style:paragraph-properties fo:margin-top="0in" fo:margin-bottom="0in"/>
    </style:style>
    <style:style style:name="T18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85" style:parent-style-name="NormalWeb" style:family="paragraph">
      <style:paragraph-properties fo:margin-top="0in" fo:margin-bottom="0in"/>
    </style:style>
    <style:style style:name="T18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87" style:parent-style-name="NormalWeb" style:family="paragraph">
      <style:paragraph-properties fo:margin-top="0in" fo:margin-bottom="0in"/>
    </style:style>
    <style:style style:name="T18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89" style:parent-style-name="NormalWeb" style:family="paragraph">
      <style:paragraph-properties fo:margin-top="0in" fo:margin-bottom="0in"/>
    </style:style>
    <style:style style:name="T19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91" style:parent-style-name="Normal" style:family="paragraph">
      <style:text-properties style:font-name-asian="Times New Roman"/>
    </style:style>
    <style:style style:name="P192" style:parent-style-name="NormalWeb" style:family="paragraph">
      <style:paragraph-properties fo:margin-top="0in" fo:margin-bottom="0in"/>
    </style:style>
    <style:style style:name="T193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194" style:parent-style-name="NormalWeb" style:family="paragraph">
      <style:paragraph-properties fo:margin-top="0in" fo:margin-bottom="0in"/>
    </style:style>
    <style:style style:name="T19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96" style:parent-style-name="NormalWeb" style:family="paragraph">
      <style:paragraph-properties fo:margin-top="0in" fo:margin-bottom="0in"/>
    </style:style>
    <style:style style:name="T19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98" style:parent-style-name="NormalWeb" style:family="paragraph">
      <style:paragraph-properties fo:margin-top="0in" fo:margin-bottom="0in"/>
    </style:style>
    <style:style style:name="T19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00" style:parent-style-name="NormalWeb" style:family="paragraph">
      <style:paragraph-properties fo:margin-top="0in" fo:margin-bottom="0in"/>
    </style:style>
    <style:style style:name="T20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02" style:parent-style-name="NormalWeb" style:family="paragraph">
      <style:paragraph-properties fo:margin-top="0in" fo:margin-bottom="0in"/>
    </style:style>
    <style:style style:name="T20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04" style:parent-style-name="NormalWeb" style:family="paragraph">
      <style:paragraph-properties fo:margin-top="0in" fo:margin-bottom="0in"/>
    </style:style>
    <style:style style:name="T20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06" style:parent-style-name="NormalWeb" style:family="paragraph">
      <style:paragraph-properties fo:margin-top="0in" fo:margin-bottom="0in"/>
    </style:style>
    <style:style style:name="T20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08" style:parent-style-name="NormalWeb" style:family="paragraph">
      <style:paragraph-properties fo:margin-top="0in" fo:margin-bottom="0in"/>
    </style:style>
    <style:style style:name="T20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10" style:parent-style-name="NormalWeb" style:family="paragraph">
      <style:paragraph-properties fo:margin-top="0in" fo:margin-bottom="0in"/>
    </style:style>
    <style:style style:name="T21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12" style:parent-style-name="NormalWeb" style:family="paragraph">
      <style:paragraph-properties fo:margin-top="0in" fo:margin-bottom="0in"/>
    </style:style>
    <style:style style:name="T21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14" style:parent-style-name="NormalWeb" style:family="paragraph">
      <style:paragraph-properties fo:margin-top="0in" fo:margin-bottom="0in"/>
    </style:style>
    <style:style style:name="T21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16" style:parent-style-name="NormalWeb" style:family="paragraph">
      <style:paragraph-properties fo:margin-top="0in" fo:margin-bottom="0in"/>
    </style:style>
    <style:style style:name="T21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18" style:parent-style-name="NormalWeb" style:family="paragraph">
      <style:paragraph-properties fo:margin-top="0in" fo:margin-bottom="0in"/>
    </style:style>
    <style:style style:name="T21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20" style:parent-style-name="NormalWeb" style:family="paragraph">
      <style:paragraph-properties fo:margin-top="0in" fo:margin-bottom="0in"/>
    </style:style>
    <style:style style:name="T22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22" style:parent-style-name="Normal" style:family="paragraph">
      <style:text-properties style:font-name-asian="Times New Roman"/>
    </style:style>
    <style:style style:name="P223" style:parent-style-name="NormalWeb" style:family="paragraph">
      <style:paragraph-properties fo:margin-top="0in" fo:margin-bottom="0in"/>
    </style:style>
    <style:style style:name="T224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T22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26" style:parent-style-name="Normal" style:family="paragraph">
      <style:text-properties style:font-name-asian="Times New Roman"/>
    </style:style>
    <style:style style:name="P227" style:parent-style-name="NormalWeb" style:family="paragraph">
      <style:paragraph-properties fo:margin-top="0in" fo:margin-bottom="0in"/>
    </style:style>
    <style:style style:name="T22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29" style:parent-style-name="NormalWeb" style:family="paragraph">
      <style:paragraph-properties fo:margin-top="0in" fo:margin-bottom="0in"/>
    </style:style>
    <style:style style:name="T23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31" style:parent-style-name="NormalWeb" style:family="paragraph">
      <style:paragraph-properties fo:margin-top="0in" fo:margin-bottom="0in"/>
    </style:style>
    <style:style style:name="T23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33" style:parent-style-name="NormalWeb" style:family="paragraph">
      <style:paragraph-properties fo:margin-top="0in" fo:margin-bottom="0in"/>
    </style:style>
    <style:style style:name="T23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35" style:parent-style-name="NormalWeb" style:family="paragraph">
      <style:paragraph-properties fo:margin-top="0in" fo:margin-bottom="0in"/>
    </style:style>
    <style:style style:name="T23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37" style:parent-style-name="NormalWeb" style:family="paragraph">
      <style:paragraph-properties fo:margin-top="0in" fo:margin-bottom="0in"/>
    </style:style>
    <style:style style:name="T23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39" style:parent-style-name="NormalWeb" style:family="paragraph">
      <style:paragraph-properties fo:margin-top="0in" fo:margin-bottom="0in"/>
    </style:style>
    <style:style style:name="T24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41" style:parent-style-name="NormalWeb" style:family="paragraph">
      <style:paragraph-properties fo:margin-top="0in" fo:margin-bottom="0in"/>
    </style:style>
    <style:style style:name="T24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43" style:parent-style-name="NormalWeb" style:family="paragraph">
      <style:paragraph-properties fo:margin-top="0in" fo:margin-bottom="0in"/>
    </style:style>
    <style:style style:name="T24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45" style:parent-style-name="NormalWeb" style:family="paragraph">
      <style:paragraph-properties fo:margin-top="0in" fo:margin-bottom="0in"/>
    </style:style>
    <style:style style:name="T24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47" style:parent-style-name="NormalWeb" style:family="paragraph">
      <style:paragraph-properties fo:margin-top="0in" fo:margin-bottom="0in"/>
    </style:style>
    <style:style style:name="T24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49" style:parent-style-name="NormalWeb" style:family="paragraph">
      <style:paragraph-properties fo:margin-top="0in" fo:margin-bottom="0in"/>
    </style:style>
    <style:style style:name="T25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51" style:parent-style-name="NormalWeb" style:family="paragraph">
      <style:paragraph-properties fo:margin-top="0in" fo:margin-bottom="0in"/>
    </style:style>
    <style:style style:name="T25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53" style:parent-style-name="Normal" style:family="paragraph">
      <style:paragraph-properties fo:margin-bottom="0.1666in"/>
      <style:text-properties style:font-name-asian="Times New Roman"/>
    </style:style>
    <style:style style:name="P254" style:parent-style-name="NormalWeb" style:family="paragraph">
      <style:paragraph-properties fo:margin-top="0in" fo:margin-bottom="0in"/>
    </style:style>
    <style:style style:name="T255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56" style:parent-style-name="NormalWeb" style:family="paragraph">
      <style:paragraph-properties fo:margin-top="0in" fo:margin-bottom="0in"/>
    </style:style>
    <style:style style:name="T257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58" style:parent-style-name="NormalWeb" style:family="paragraph">
      <style:paragraph-properties fo:margin-top="0in" fo:margin-bottom="0in"/>
    </style:style>
    <style:style style:name="T25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60" style:parent-style-name="NormalWeb" style:family="paragraph">
      <style:paragraph-properties fo:margin-top="0in" fo:margin-bottom="0in"/>
    </style:style>
    <style:style style:name="T26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62" style:parent-style-name="NormalWeb" style:family="paragraph">
      <style:paragraph-properties fo:margin-top="0in" fo:margin-bottom="0in"/>
    </style:style>
    <style:style style:name="T26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64" style:parent-style-name="NormalWeb" style:family="paragraph">
      <style:paragraph-properties fo:margin-top="0in" fo:margin-bottom="0in"/>
    </style:style>
    <style:style style:name="T26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66" style:parent-style-name="NormalWeb" style:family="paragraph">
      <style:paragraph-properties fo:margin-top="0in" fo:margin-bottom="0in"/>
    </style:style>
    <style:style style:name="T26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68" style:parent-style-name="NormalWeb" style:family="paragraph">
      <style:paragraph-properties fo:margin-top="0in" fo:margin-bottom="0in"/>
    </style:style>
    <style:style style:name="T26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70" style:parent-style-name="NormalWeb" style:family="paragraph">
      <style:paragraph-properties fo:margin-top="0in" fo:margin-bottom="0in"/>
    </style:style>
    <style:style style:name="T27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72" style:parent-style-name="NormalWeb" style:family="paragraph">
      <style:paragraph-properties fo:margin-top="0in" fo:margin-bottom="0in"/>
    </style:style>
    <style:style style:name="T27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74" style:parent-style-name="NormalWeb" style:family="paragraph">
      <style:paragraph-properties fo:margin-top="0in" fo:margin-bottom="0in"/>
    </style:style>
    <style:style style:name="T27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76" style:parent-style-name="NormalWeb" style:family="paragraph">
      <style:paragraph-properties fo:margin-top="0in" fo:margin-bottom="0in"/>
    </style:style>
    <style:style style:name="T27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78" style:parent-style-name="NormalWeb" style:family="paragraph">
      <style:paragraph-properties fo:margin-top="0in" fo:margin-bottom="0in"/>
    </style:style>
    <style:style style:name="T27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80" style:parent-style-name="NormalWeb" style:family="paragraph">
      <style:paragraph-properties fo:margin-top="0in" fo:margin-bottom="0in"/>
    </style:style>
    <style:style style:name="T28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82" style:parent-style-name="NormalWeb" style:family="paragraph">
      <style:paragraph-properties fo:margin-top="0in" fo:margin-bottom="0in"/>
    </style:style>
    <style:style style:name="T28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84" style:parent-style-name="NormalWeb" style:family="paragraph">
      <style:paragraph-properties fo:margin-top="0in" fo:margin-bottom="0in"/>
    </style:style>
    <style:style style:name="T28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86" style:parent-style-name="NormalWeb" style:family="paragraph">
      <style:paragraph-properties fo:margin-top="0in" fo:margin-bottom="0in"/>
    </style:style>
    <style:style style:name="T28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88" style:parent-style-name="NormalWeb" style:family="paragraph">
      <style:paragraph-properties fo:margin-top="0in" fo:margin-bottom="0in"/>
    </style:style>
    <style:style style:name="T28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90" style:parent-style-name="NormalWeb" style:family="paragraph">
      <style:paragraph-properties fo:margin-top="0in" fo:margin-bottom="0in"/>
    </style:style>
    <style:style style:name="T29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92" style:parent-style-name="NormalWeb" style:family="paragraph">
      <style:paragraph-properties fo:margin-top="0in" fo:margin-bottom="0in"/>
    </style:style>
    <style:style style:name="T29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94" style:parent-style-name="NormalWeb" style:family="paragraph">
      <style:paragraph-properties fo:margin-top="0in" fo:margin-bottom="0in"/>
    </style:style>
    <style:style style:name="T29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96" style:parent-style-name="NormalWeb" style:family="paragraph">
      <style:paragraph-properties fo:margin-top="0in" fo:margin-bottom="0in"/>
    </style:style>
    <style:style style:name="T29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98" style:parent-style-name="NormalWeb" style:family="paragraph">
      <style:paragraph-properties fo:margin-top="0in" fo:margin-bottom="0in"/>
    </style:style>
    <style:style style:name="T29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00" style:parent-style-name="NormalWeb" style:family="paragraph">
      <style:paragraph-properties fo:margin-top="0in" fo:margin-bottom="0in"/>
    </style:style>
    <style:style style:name="T30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02" style:parent-style-name="NormalWeb" style:family="paragraph">
      <style:paragraph-properties fo:margin-top="0in" fo:margin-bottom="0in"/>
    </style:style>
    <style:style style:name="T30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04" style:parent-style-name="Normal" style:family="paragraph">
      <style:text-properties style:font-name-asian="Times New Roman"/>
    </style:style>
    <style:style style:name="P305" style:parent-style-name="NormalWeb" style:family="paragraph">
      <style:paragraph-properties fo:margin-top="0in" fo:margin-bottom="0in"/>
    </style:style>
    <style:style style:name="T30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307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308" style:parent-style-name="NormalWeb" style:family="paragraph">
      <style:paragraph-properties fo:margin-top="0in" fo:margin-bottom="0in"/>
    </style:style>
    <style:style style:name="T30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10" style:parent-style-name="NormalWeb" style:family="paragraph">
      <style:paragraph-properties fo:margin-top="0in" fo:margin-bottom="0in"/>
    </style:style>
    <style:style style:name="T31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12" style:parent-style-name="NormalWeb" style:family="paragraph">
      <style:paragraph-properties fo:margin-top="0in" fo:margin-bottom="0in"/>
    </style:style>
    <style:style style:name="T31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14" style:parent-style-name="NormalWeb" style:family="paragraph">
      <style:paragraph-properties fo:margin-top="0in" fo:margin-bottom="0in"/>
    </style:style>
    <style:style style:name="T31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16" style:parent-style-name="NormalWeb" style:family="paragraph">
      <style:paragraph-properties fo:margin-top="0in" fo:margin-bottom="0in"/>
    </style:style>
    <style:style style:name="T31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18" style:parent-style-name="NormalWeb" style:family="paragraph">
      <style:paragraph-properties fo:margin-top="0in" fo:margin-bottom="0in"/>
    </style:style>
    <style:style style:name="T31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20" style:parent-style-name="NormalWeb" style:family="paragraph">
      <style:paragraph-properties fo:margin-top="0in" fo:margin-bottom="0in"/>
    </style:style>
    <style:style style:name="T32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22" style:parent-style-name="NormalWeb" style:family="paragraph">
      <style:paragraph-properties fo:margin-top="0in" fo:margin-bottom="0in"/>
    </style:style>
    <style:style style:name="T32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24" style:parent-style-name="NormalWeb" style:family="paragraph">
      <style:paragraph-properties fo:margin-top="0in" fo:margin-bottom="0in"/>
    </style:style>
    <style:style style:name="T32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26" style:parent-style-name="NormalWeb" style:family="paragraph">
      <style:paragraph-properties fo:margin-top="0in" fo:margin-bottom="0in"/>
    </style:style>
    <style:style style:name="T32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28" style:parent-style-name="NormalWeb" style:family="paragraph">
      <style:paragraph-properties fo:margin-top="0in" fo:margin-bottom="0in"/>
    </style:style>
    <style:style style:name="T32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30" style:parent-style-name="NormalWeb" style:family="paragraph">
      <style:paragraph-properties fo:margin-top="0in" fo:margin-bottom="0in"/>
    </style:style>
    <style:style style:name="T33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32" style:parent-style-name="NormalWeb" style:family="paragraph">
      <style:paragraph-properties fo:margin-top="0in" fo:margin-bottom="0in"/>
    </style:style>
    <style:style style:name="T33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34" style:parent-style-name="NormalWeb" style:family="paragraph">
      <style:paragraph-properties fo:margin-top="0in" fo:margin-bottom="0in"/>
    </style:style>
    <style:style style:name="T33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36" style:parent-style-name="NormalWeb" style:family="paragraph">
      <style:paragraph-properties fo:margin-top="0in" fo:margin-bottom="0in"/>
    </style:style>
    <style:style style:name="T33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38" style:parent-style-name="NormalWeb" style:family="paragraph">
      <style:paragraph-properties fo:margin-top="0in" fo:margin-bottom="0in"/>
    </style:style>
    <style:style style:name="T33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40" style:parent-style-name="Normal" style:family="paragraph">
      <style:paragraph-properties fo:margin-bottom="0.1666in"/>
      <style:text-properties style:font-name-asian="Times New Roman"/>
    </style:style>
    <style:style style:name="P341" style:parent-style-name="NormalWeb" style:family="paragraph">
      <style:paragraph-properties fo:margin-top="0in" fo:margin-bottom="0in"/>
    </style:style>
    <style:style style:name="T342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343" style:parent-style-name="NormalWeb" style:family="paragraph">
      <style:paragraph-properties fo:margin-top="0in" fo:margin-bottom="0in"/>
    </style:style>
    <style:style style:name="T34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45" style:parent-style-name="NormalWeb" style:family="paragraph">
      <style:paragraph-properties fo:margin-top="0in" fo:margin-bottom="0in"/>
    </style:style>
    <style:style style:name="T34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47" style:parent-style-name="NormalWeb" style:family="paragraph">
      <style:paragraph-properties fo:margin-top="0in" fo:margin-bottom="0in"/>
    </style:style>
    <style:style style:name="T34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49" style:parent-style-name="NormalWeb" style:family="paragraph">
      <style:paragraph-properties fo:margin-top="0in" fo:margin-bottom="0in"/>
    </style:style>
    <style:style style:name="T35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51" style:parent-style-name="NormalWeb" style:family="paragraph">
      <style:paragraph-properties fo:margin-top="0in" fo:margin-bottom="0in"/>
    </style:style>
    <style:style style:name="T35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53" style:parent-style-name="NormalWeb" style:family="paragraph">
      <style:paragraph-properties fo:margin-top="0in" fo:margin-bottom="0in"/>
    </style:style>
    <style:style style:name="T35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55" style:parent-style-name="NormalWeb" style:family="paragraph">
      <style:paragraph-properties fo:margin-top="0in" fo:margin-bottom="0in"/>
    </style:style>
    <style:style style:name="T35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57" style:parent-style-name="NormalWeb" style:family="paragraph">
      <style:paragraph-properties fo:margin-top="0in" fo:margin-bottom="0in"/>
    </style:style>
    <style:style style:name="T35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59" style:parent-style-name="NormalWeb" style:family="paragraph">
      <style:paragraph-properties fo:margin-top="0in" fo:margin-bottom="0in"/>
    </style:style>
    <style:style style:name="T36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61" style:parent-style-name="NormalWeb" style:family="paragraph">
      <style:paragraph-properties fo:margin-top="0in" fo:margin-bottom="0in"/>
    </style:style>
    <style:style style:name="T36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63" style:parent-style-name="NormalWeb" style:family="paragraph">
      <style:paragraph-properties fo:margin-top="0in" fo:margin-bottom="0in"/>
    </style:style>
    <style:style style:name="T36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65" style:parent-style-name="NormalWeb" style:family="paragraph">
      <style:paragraph-properties fo:margin-top="0in" fo:margin-bottom="0in"/>
    </style:style>
    <style:style style:name="T36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67" style:parent-style-name="NormalWeb" style:family="paragraph">
      <style:paragraph-properties fo:margin-top="0in" fo:margin-bottom="0in"/>
    </style:style>
    <style:style style:name="T36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69" style:parent-style-name="NormalWeb" style:family="paragraph">
      <style:paragraph-properties fo:margin-top="0in" fo:margin-bottom="0in"/>
    </style:style>
    <style:style style:name="T37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71" style:parent-style-name="Normal" style:family="paragraph">
      <style:paragraph-properties fo:margin-bottom="0.1666in"/>
      <style:text-properties style:font-name-asian="Times New Roman"/>
    </style:style>
    <style:style style:name="P372" style:parent-style-name="NormalWeb" style:family="paragraph">
      <style:paragraph-properties fo:margin-top="0in" fo:margin-bottom="0in"/>
    </style:style>
    <style:style style:name="T373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374" style:parent-style-name="Normal" style:family="paragraph">
      <style:text-properties style:font-name-asian="Times New Roman"/>
    </style:style>
    <style:style style:name="P375" style:parent-style-name="NormalWeb" style:family="paragraph">
      <style:paragraph-properties fo:margin-top="0in" fo:margin-bottom="0in"/>
    </style:style>
    <style:style style:name="T37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77" style:parent-style-name="NormalWeb" style:family="paragraph">
      <style:paragraph-properties fo:margin-top="0in" fo:margin-bottom="0in"/>
    </style:style>
    <style:style style:name="T37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79" style:parent-style-name="NormalWeb" style:family="paragraph">
      <style:paragraph-properties fo:margin-top="0in" fo:margin-bottom="0in"/>
    </style:style>
    <style:style style:name="T38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81" style:parent-style-name="NormalWeb" style:family="paragraph">
      <style:paragraph-properties fo:margin-top="0in" fo:margin-bottom="0in"/>
    </style:style>
    <style:style style:name="T38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83" style:parent-style-name="NormalWeb" style:family="paragraph">
      <style:paragraph-properties fo:margin-top="0in" fo:margin-bottom="0in"/>
    </style:style>
    <style:style style:name="T38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85" style:parent-style-name="NormalWeb" style:family="paragraph">
      <style:paragraph-properties fo:margin-top="0in" fo:margin-bottom="0in"/>
    </style:style>
    <style:style style:name="T38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87" style:parent-style-name="NormalWeb" style:family="paragraph">
      <style:paragraph-properties fo:margin-top="0in" fo:margin-bottom="0in"/>
    </style:style>
    <style:style style:name="T38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89" style:parent-style-name="NormalWeb" style:family="paragraph">
      <style:paragraph-properties fo:margin-top="0in" fo:margin-bottom="0in"/>
    </style:style>
    <style:style style:name="T39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91" style:parent-style-name="NormalWeb" style:family="paragraph">
      <style:paragraph-properties fo:margin-top="0in" fo:margin-bottom="0in"/>
    </style:style>
    <style:style style:name="T39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93" style:parent-style-name="NormalWeb" style:family="paragraph">
      <style:paragraph-properties fo:margin-top="0in" fo:margin-bottom="0in"/>
    </style:style>
    <style:style style:name="T39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95" style:parent-style-name="NormalWeb" style:family="paragraph">
      <style:paragraph-properties fo:margin-top="0in" fo:margin-bottom="0in"/>
    </style:style>
    <style:style style:name="T39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97" style:parent-style-name="NormalWeb" style:family="paragraph">
      <style:paragraph-properties fo:margin-top="0in" fo:margin-bottom="0in"/>
    </style:style>
    <style:style style:name="T39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99" style:parent-style-name="NormalWeb" style:family="paragraph">
      <style:paragraph-properties fo:margin-top="0in" fo:margin-bottom="0in"/>
    </style:style>
    <style:style style:name="T40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01" style:parent-style-name="NormalWeb" style:family="paragraph">
      <style:paragraph-properties fo:margin-top="0in" fo:margin-bottom="0in"/>
    </style:style>
    <style:style style:name="T40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03" style:parent-style-name="NormalWeb" style:family="paragraph">
      <style:paragraph-properties fo:margin-top="0in" fo:margin-bottom="0in"/>
    </style:style>
    <style:style style:name="T40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05" style:parent-style-name="NormalWeb" style:family="paragraph">
      <style:paragraph-properties fo:margin-top="0in" fo:margin-bottom="0in"/>
    </style:style>
    <style:style style:name="T40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07" style:parent-style-name="NormalWeb" style:family="paragraph">
      <style:paragraph-properties fo:margin-top="0in" fo:margin-bottom="0in"/>
    </style:style>
    <style:style style:name="T40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09" style:parent-style-name="NormalWeb" style:family="paragraph">
      <style:paragraph-properties fo:margin-top="0in" fo:margin-bottom="0in"/>
    </style:style>
    <style:style style:name="T41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11" style:parent-style-name="NormalWeb" style:family="paragraph">
      <style:paragraph-properties fo:margin-top="0in" fo:margin-bottom="0in"/>
    </style:style>
    <style:style style:name="T41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13" style:parent-style-name="NormalWeb" style:family="paragraph">
      <style:paragraph-properties fo:margin-top="0in" fo:margin-bottom="0in"/>
    </style:style>
    <style:style style:name="T41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15" style:parent-style-name="NormalWeb" style:family="paragraph">
      <style:paragraph-properties fo:margin-top="0in" fo:margin-bottom="0in"/>
    </style:style>
    <style:style style:name="T41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17" style:parent-style-name="NormalWeb" style:family="paragraph">
      <style:paragraph-properties fo:margin-top="0in" fo:margin-bottom="0in"/>
    </style:style>
    <style:style style:name="T41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19" style:parent-style-name="NormalWeb" style:family="paragraph">
      <style:paragraph-properties fo:margin-top="0in" fo:margin-bottom="0in"/>
    </style:style>
    <style:style style:name="T42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21" style:parent-style-name="NormalWeb" style:family="paragraph">
      <style:paragraph-properties fo:margin-top="0in" fo:margin-bottom="0in"/>
    </style:style>
    <style:style style:name="T42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23" style:parent-style-name="NormalWeb" style:family="paragraph">
      <style:paragraph-properties fo:margin-top="0in" fo:margin-bottom="0in"/>
    </style:style>
    <style:style style:name="T42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25" style:parent-style-name="NormalWeb" style:family="paragraph">
      <style:paragraph-properties fo:margin-top="0in" fo:margin-bottom="0in"/>
    </style:style>
    <style:style style:name="T42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27" style:parent-style-name="NormalWeb" style:family="paragraph">
      <style:paragraph-properties fo:margin-top="0in" fo:margin-bottom="0in"/>
    </style:style>
    <style:style style:name="T42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29" style:parent-style-name="NormalWeb" style:family="paragraph">
      <style:paragraph-properties fo:margin-top="0in" fo:margin-bottom="0in"/>
    </style:style>
    <style:style style:name="T43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31" style:parent-style-name="NormalWeb" style:family="paragraph">
      <style:paragraph-properties fo:margin-top="0in" fo:margin-bottom="0in"/>
    </style:style>
    <style:style style:name="T43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33" style:parent-style-name="NormalWeb" style:family="paragraph">
      <style:paragraph-properties fo:margin-top="0in" fo:margin-bottom="0in"/>
    </style:style>
    <style:style style:name="T43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35" style:parent-style-name="NormalWeb" style:family="paragraph">
      <style:paragraph-properties fo:margin-top="0in" fo:margin-bottom="0in"/>
    </style:style>
    <style:style style:name="T43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37" style:parent-style-name="Normal" style:family="paragraph">
      <style:paragraph-properties fo:margin-bottom="0.1666in"/>
      <style:text-properties style:font-name-asian="Times New Roman"/>
    </style:style>
    <style:style style:name="P438" style:parent-style-name="NormalWeb" style:family="paragraph">
      <style:paragraph-properties fo:margin-top="0in" fo:margin-bottom="0in"/>
    </style:style>
    <style:style style:name="T43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440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441" style:parent-style-name="NormalWeb" style:family="paragraph">
      <style:paragraph-properties fo:margin-top="0in" fo:margin-bottom="0in"/>
    </style:style>
    <style:style style:name="T44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43" style:parent-style-name="NormalWeb" style:family="paragraph">
      <style:paragraph-properties fo:margin-top="0in" fo:margin-bottom="0in"/>
    </style:style>
    <style:style style:name="T44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45" style:parent-style-name="NormalWeb" style:family="paragraph">
      <style:paragraph-properties fo:margin-top="0in" fo:margin-bottom="0in"/>
    </style:style>
    <style:style style:name="T44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47" style:parent-style-name="NormalWeb" style:family="paragraph">
      <style:paragraph-properties fo:margin-top="0in" fo:margin-bottom="0in"/>
    </style:style>
    <style:style style:name="T44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49" style:parent-style-name="NormalWeb" style:family="paragraph">
      <style:paragraph-properties fo:margin-top="0in" fo:margin-bottom="0in"/>
    </style:style>
    <style:style style:name="T45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51" style:parent-style-name="NormalWeb" style:family="paragraph">
      <style:paragraph-properties fo:margin-top="0in" fo:margin-bottom="0in"/>
    </style:style>
    <style:style style:name="T45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53" style:parent-style-name="NormalWeb" style:family="paragraph">
      <style:paragraph-properties fo:margin-top="0in" fo:margin-bottom="0in"/>
    </style:style>
    <style:style style:name="T45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55" style:parent-style-name="NormalWeb" style:family="paragraph">
      <style:paragraph-properties fo:margin-top="0in" fo:margin-bottom="0in"/>
    </style:style>
    <style:style style:name="T45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57" style:parent-style-name="NormalWeb" style:family="paragraph">
      <style:paragraph-properties fo:margin-top="0in" fo:margin-bottom="0in"/>
    </style:style>
    <style:style style:name="T45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59" style:parent-style-name="NormalWeb" style:family="paragraph">
      <style:paragraph-properties fo:margin-top="0in" fo:margin-bottom="0in"/>
    </style:style>
    <style:style style:name="T46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61" style:parent-style-name="NormalWeb" style:family="paragraph">
      <style:paragraph-properties fo:margin-top="0in" fo:margin-bottom="0in"/>
    </style:style>
    <style:style style:name="T46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63" style:parent-style-name="NormalWeb" style:family="paragraph">
      <style:paragraph-properties fo:margin-top="0in" fo:margin-bottom="0in"/>
    </style:style>
    <style:style style:name="T46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65" style:parent-style-name="NormalWeb" style:family="paragraph">
      <style:paragraph-properties fo:margin-top="0in" fo:margin-bottom="0in"/>
    </style:style>
    <style:style style:name="T46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67" style:parent-style-name="NormalWeb" style:family="paragraph">
      <style:paragraph-properties fo:margin-top="0in" fo:margin-bottom="0in"/>
    </style:style>
    <style:style style:name="T46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69" style:parent-style-name="NormalWeb" style:family="paragraph">
      <style:paragraph-properties fo:margin-top="0in" fo:margin-bottom="0in"/>
    </style:style>
    <style:style style:name="T47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71" style:parent-style-name="NormalWeb" style:family="paragraph">
      <style:paragraph-properties fo:margin-top="0in" fo:margin-bottom="0in"/>
    </style:style>
    <style:style style:name="T47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73" style:parent-style-name="NormalWeb" style:family="paragraph">
      <style:paragraph-properties fo:margin-top="0in" fo:margin-bottom="0in"/>
    </style:style>
    <style:style style:name="T47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75" style:parent-style-name="NormalWeb" style:family="paragraph">
      <style:paragraph-properties fo:margin-top="0in" fo:margin-bottom="0in"/>
    </style:style>
    <style:style style:name="T47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77" style:parent-style-name="NormalWeb" style:family="paragraph">
      <style:paragraph-properties fo:margin-top="0in" fo:margin-bottom="0in"/>
    </style:style>
    <style:style style:name="T47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79" style:parent-style-name="NormalWeb" style:family="paragraph">
      <style:paragraph-properties fo:margin-top="0in" fo:margin-bottom="0in"/>
    </style:style>
    <style:style style:name="T48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81" style:parent-style-name="NormalWeb" style:family="paragraph">
      <style:paragraph-properties fo:margin-top="0in" fo:margin-bottom="0in"/>
    </style:style>
    <style:style style:name="T48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83" style:parent-style-name="NormalWeb" style:family="paragraph">
      <style:paragraph-properties fo:margin-top="0in" fo:margin-bottom="0in"/>
    </style:style>
    <style:style style:name="T48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85" style:parent-style-name="NormalWeb" style:family="paragraph">
      <style:paragraph-properties fo:margin-top="0in" fo:margin-bottom="0in"/>
    </style:style>
    <style:style style:name="T48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87" style:parent-style-name="NormalWeb" style:family="paragraph">
      <style:paragraph-properties fo:margin-top="0in" fo:margin-bottom="0in"/>
    </style:style>
    <style:style style:name="T48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89" style:parent-style-name="NormalWeb" style:family="paragraph">
      <style:paragraph-properties fo:margin-top="0in" fo:margin-bottom="0in"/>
    </style:style>
    <style:style style:name="T49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91" style:parent-style-name="NormalWeb" style:family="paragraph">
      <style:paragraph-properties fo:margin-top="0in" fo:margin-bottom="0in"/>
    </style:style>
    <style:style style:name="T49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93" style:parent-style-name="NormalWeb" style:family="paragraph">
      <style:paragraph-properties fo:margin-top="0in" fo:margin-bottom="0in"/>
    </style:style>
    <style:style style:name="T49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95" style:parent-style-name="NormalWeb" style:family="paragraph">
      <style:paragraph-properties fo:margin-top="0in" fo:margin-bottom="0in"/>
    </style:style>
    <style:style style:name="T49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97" style:parent-style-name="NormalWeb" style:family="paragraph">
      <style:paragraph-properties fo:margin-top="0in" fo:margin-bottom="0in"/>
    </style:style>
    <style:style style:name="T49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499" style:parent-style-name="NormalWeb" style:family="paragraph">
      <style:paragraph-properties fo:margin-top="0in" fo:margin-bottom="0in"/>
    </style:style>
    <style:style style:name="T50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01" style:parent-style-name="NormalWeb" style:family="paragraph">
      <style:paragraph-properties fo:margin-top="0in" fo:margin-bottom="0in"/>
    </style:style>
    <style:style style:name="T50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03" style:parent-style-name="NormalWeb" style:family="paragraph">
      <style:paragraph-properties fo:margin-top="0in" fo:margin-bottom="0in"/>
    </style:style>
    <style:style style:name="T50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05" style:parent-style-name="Normal" style:family="paragraph">
      <style:paragraph-properties fo:margin-bottom="0.1666in"/>
      <style:text-properties style:font-name-asian="Times New Roman"/>
    </style:style>
    <style:style style:name="P506" style:parent-style-name="NormalWeb" style:family="paragraph">
      <style:paragraph-properties fo:margin-top="0in" fo:margin-bottom="0in"/>
    </style:style>
    <style:style style:name="T507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508" style:parent-style-name="NormalWeb" style:family="paragraph">
      <style:paragraph-properties fo:margin-top="0in" fo:margin-bottom="0in"/>
    </style:style>
    <style:style style:name="T50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10" style:parent-style-name="NormalWeb" style:family="paragraph">
      <style:paragraph-properties fo:margin-top="0in" fo:margin-bottom="0in"/>
    </style:style>
    <style:style style:name="T51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12" style:parent-style-name="NormalWeb" style:family="paragraph">
      <style:paragraph-properties fo:margin-top="0in" fo:margin-bottom="0in"/>
    </style:style>
    <style:style style:name="T51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14" style:parent-style-name="NormalWeb" style:family="paragraph">
      <style:paragraph-properties fo:margin-top="0in" fo:margin-bottom="0in"/>
    </style:style>
    <style:style style:name="T51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16" style:parent-style-name="NormalWeb" style:family="paragraph">
      <style:paragraph-properties fo:margin-top="0in" fo:margin-bottom="0in"/>
    </style:style>
    <style:style style:name="T51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18" style:parent-style-name="NormalWeb" style:family="paragraph">
      <style:paragraph-properties fo:margin-top="0in" fo:margin-bottom="0in"/>
    </style:style>
    <style:style style:name="T51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20" style:parent-style-name="NormalWeb" style:family="paragraph">
      <style:paragraph-properties fo:margin-top="0in" fo:margin-bottom="0in"/>
    </style:style>
    <style:style style:name="T52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22" style:parent-style-name="NormalWeb" style:family="paragraph">
      <style:paragraph-properties fo:margin-top="0in" fo:margin-bottom="0in"/>
    </style:style>
    <style:style style:name="T52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24" style:parent-style-name="NormalWeb" style:family="paragraph">
      <style:paragraph-properties fo:margin-top="0in" fo:margin-bottom="0in"/>
    </style:style>
    <style:style style:name="T52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26" style:parent-style-name="NormalWeb" style:family="paragraph">
      <style:paragraph-properties fo:margin-top="0in" fo:margin-bottom="0in"/>
    </style:style>
    <style:style style:name="T52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28" style:parent-style-name="NormalWeb" style:family="paragraph">
      <style:paragraph-properties fo:margin-top="0in" fo:margin-bottom="0in"/>
    </style:style>
    <style:style style:name="T52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30" style:parent-style-name="NormalWeb" style:family="paragraph">
      <style:paragraph-properties fo:margin-top="0in" fo:margin-bottom="0in"/>
    </style:style>
    <style:style style:name="T53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32" style:parent-style-name="NormalWeb" style:family="paragraph">
      <style:paragraph-properties fo:margin-top="0in" fo:margin-bottom="0in"/>
    </style:style>
    <style:style style:name="T53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34" style:parent-style-name="Normal" style:family="paragraph">
      <style:paragraph-properties fo:margin-bottom="0.1666in"/>
      <style:text-properties style:font-name-asian="Times New Roman"/>
    </style:style>
    <style:style style:name="P535" style:parent-style-name="NormalWeb" style:family="paragraph">
      <style:paragraph-properties fo:margin-top="0in" fo:margin-bottom="0in"/>
    </style:style>
    <style:style style:name="T53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537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538" style:parent-style-name="NormalWeb" style:family="paragraph">
      <style:paragraph-properties fo:margin-top="0in" fo:margin-bottom="0in"/>
    </style:style>
    <style:style style:name="T53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40" style:parent-style-name="NormalWeb" style:family="paragraph">
      <style:paragraph-properties fo:margin-top="0in" fo:margin-bottom="0in"/>
    </style:style>
    <style:style style:name="T54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42" style:parent-style-name="NormalWeb" style:family="paragraph">
      <style:paragraph-properties fo:margin-top="0in" fo:margin-bottom="0in"/>
    </style:style>
    <style:style style:name="T54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44" style:parent-style-name="NormalWeb" style:family="paragraph">
      <style:paragraph-properties fo:margin-top="0in" fo:margin-bottom="0in"/>
    </style:style>
    <style:style style:name="T54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46" style:parent-style-name="NormalWeb" style:family="paragraph">
      <style:paragraph-properties fo:margin-top="0in" fo:margin-bottom="0in"/>
    </style:style>
    <style:style style:name="T54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48" style:parent-style-name="NormalWeb" style:family="paragraph">
      <style:paragraph-properties fo:margin-top="0in" fo:margin-bottom="0in"/>
    </style:style>
    <style:style style:name="T54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50" style:parent-style-name="NormalWeb" style:family="paragraph">
      <style:paragraph-properties fo:margin-top="0in" fo:margin-bottom="0in"/>
    </style:style>
    <style:style style:name="T55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52" style:parent-style-name="NormalWeb" style:family="paragraph">
      <style:paragraph-properties fo:margin-top="0in" fo:margin-bottom="0in"/>
    </style:style>
    <style:style style:name="T55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54" style:parent-style-name="NormalWeb" style:family="paragraph">
      <style:paragraph-properties fo:margin-top="0in" fo:margin-bottom="0in"/>
    </style:style>
    <style:style style:name="T55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56" style:parent-style-name="NormalWeb" style:family="paragraph">
      <style:paragraph-properties fo:margin-top="0in" fo:margin-bottom="0in"/>
    </style:style>
    <style:style style:name="T55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58" style:parent-style-name="NormalWeb" style:family="paragraph">
      <style:paragraph-properties fo:margin-top="0in" fo:margin-bottom="0in"/>
    </style:style>
    <style:style style:name="T55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60" style:parent-style-name="NormalWeb" style:family="paragraph">
      <style:paragraph-properties fo:margin-top="0in" fo:margin-bottom="0in"/>
    </style:style>
    <style:style style:name="T56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62" style:parent-style-name="Normal" style:family="paragraph">
      <style:text-properties style:font-name-asian="Times New Roman"/>
    </style:style>
    <style:style style:name="P563" style:parent-style-name="NormalWeb" style:family="paragraph">
      <style:paragraph-properties fo:margin-top="0in" fo:margin-bottom="0in"/>
    </style:style>
    <style:style style:name="T564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565" style:parent-style-name="NormalWeb" style:family="paragraph">
      <style:paragraph-properties fo:margin-top="0in" fo:margin-bottom="0in"/>
    </style:style>
    <style:style style:name="T56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67" style:parent-style-name="NormalWeb" style:family="paragraph">
      <style:paragraph-properties fo:margin-top="0in" fo:margin-bottom="0in"/>
    </style:style>
    <style:style style:name="T56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69" style:parent-style-name="NormalWeb" style:family="paragraph">
      <style:paragraph-properties fo:margin-top="0in" fo:margin-bottom="0in"/>
    </style:style>
    <style:style style:name="T57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71" style:parent-style-name="NormalWeb" style:family="paragraph">
      <style:paragraph-properties fo:margin-top="0in" fo:margin-bottom="0in"/>
    </style:style>
    <style:style style:name="T57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73" style:parent-style-name="NormalWeb" style:family="paragraph">
      <style:paragraph-properties fo:margin-top="0in" fo:margin-bottom="0in"/>
    </style:style>
    <style:style style:name="T57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75" style:parent-style-name="NormalWeb" style:family="paragraph">
      <style:paragraph-properties fo:margin-top="0in" fo:margin-bottom="0in"/>
    </style:style>
    <style:style style:name="T57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77" style:parent-style-name="NormalWeb" style:family="paragraph">
      <style:paragraph-properties fo:margin-top="0in" fo:margin-bottom="0in"/>
    </style:style>
    <style:style style:name="T57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79" style:parent-style-name="NormalWeb" style:family="paragraph">
      <style:paragraph-properties fo:margin-top="0in" fo:margin-bottom="0in"/>
    </style:style>
    <style:style style:name="T58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81" style:parent-style-name="NormalWeb" style:family="paragraph">
      <style:paragraph-properties fo:margin-top="0in" fo:margin-bottom="0in"/>
    </style:style>
    <style:style style:name="T58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83" style:parent-style-name="Normal" style:family="paragraph">
      <style:paragraph-properties fo:margin-bottom="0.1666in"/>
      <style:text-properties style:font-name-asian="Times New Roman"/>
    </style:style>
    <style:style style:name="P584" style:parent-style-name="NormalWeb" style:family="paragraph">
      <style:paragraph-properties fo:margin-top="0in" fo:margin-bottom="0in"/>
    </style:style>
    <style:style style:name="T585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586" style:parent-style-name="Normal" style:family="paragraph">
      <style:text-properties style:font-name-asian="Times New Roman"/>
    </style:style>
    <style:style style:name="P587" style:parent-style-name="NormalWeb" style:family="paragraph">
      <style:paragraph-properties fo:margin-top="0in" fo:margin-bottom="0in"/>
    </style:style>
    <style:style style:name="T58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89" style:parent-style-name="NormalWeb" style:family="paragraph">
      <style:paragraph-properties fo:margin-top="0in" fo:margin-bottom="0in"/>
    </style:style>
    <style:style style:name="T59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91" style:parent-style-name="NormalWeb" style:family="paragraph">
      <style:paragraph-properties fo:margin-top="0in" fo:margin-bottom="0in"/>
    </style:style>
    <style:style style:name="T59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93" style:parent-style-name="NormalWeb" style:family="paragraph">
      <style:paragraph-properties fo:margin-top="0in" fo:margin-bottom="0in"/>
    </style:style>
    <style:style style:name="T59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95" style:parent-style-name="NormalWeb" style:family="paragraph">
      <style:paragraph-properties fo:margin-top="0in" fo:margin-bottom="0in"/>
    </style:style>
    <style:style style:name="T59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97" style:parent-style-name="NormalWeb" style:family="paragraph">
      <style:paragraph-properties fo:margin-top="0in" fo:margin-bottom="0in"/>
    </style:style>
    <style:style style:name="T59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599" style:parent-style-name="NormalWeb" style:family="paragraph">
      <style:paragraph-properties fo:margin-top="0in" fo:margin-bottom="0in"/>
    </style:style>
    <style:style style:name="T60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01" style:parent-style-name="NormalWeb" style:family="paragraph">
      <style:paragraph-properties fo:margin-top="0in" fo:margin-bottom="0in"/>
    </style:style>
    <style:style style:name="T60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03" style:parent-style-name="NormalWeb" style:family="paragraph">
      <style:paragraph-properties fo:margin-top="0in" fo:margin-bottom="0in"/>
    </style:style>
    <style:style style:name="T60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05" style:parent-style-name="NormalWeb" style:family="paragraph">
      <style:paragraph-properties fo:margin-top="0in" fo:margin-bottom="0in"/>
    </style:style>
    <style:style style:name="T60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07" style:parent-style-name="NormalWeb" style:family="paragraph">
      <style:paragraph-properties fo:margin-top="0in" fo:margin-bottom="0in"/>
    </style:style>
    <style:style style:name="T60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09" style:parent-style-name="NormalWeb" style:family="paragraph">
      <style:paragraph-properties fo:margin-top="0in" fo:margin-bottom="0in"/>
    </style:style>
    <style:style style:name="T61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11" style:parent-style-name="NormalWeb" style:family="paragraph">
      <style:paragraph-properties fo:margin-top="0in" fo:margin-bottom="0in"/>
    </style:style>
    <style:style style:name="T61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13" style:parent-style-name="NormalWeb" style:family="paragraph">
      <style:paragraph-properties fo:margin-top="0in" fo:margin-bottom="0in"/>
    </style:style>
    <style:style style:name="T61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15" style:parent-style-name="NormalWeb" style:family="paragraph">
      <style:paragraph-properties fo:margin-top="0in" fo:margin-bottom="0in"/>
    </style:style>
    <style:style style:name="T61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17" style:parent-style-name="NormalWeb" style:family="paragraph">
      <style:paragraph-properties fo:margin-top="0in" fo:margin-bottom="0in"/>
    </style:style>
    <style:style style:name="T61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19" style:parent-style-name="NormalWeb" style:family="paragraph">
      <style:paragraph-properties fo:margin-top="0in" fo:margin-bottom="0in"/>
    </style:style>
    <style:style style:name="T62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21" style:parent-style-name="NormalWeb" style:family="paragraph">
      <style:paragraph-properties fo:margin-top="0in" fo:margin-bottom="0in"/>
    </style:style>
    <style:style style:name="T62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23" style:parent-style-name="NormalWeb" style:family="paragraph">
      <style:paragraph-properties fo:margin-top="0in" fo:margin-bottom="0in"/>
    </style:style>
    <style:style style:name="T62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25" style:parent-style-name="NormalWeb" style:family="paragraph">
      <style:paragraph-properties fo:margin-top="0in" fo:margin-bottom="0in"/>
    </style:style>
    <style:style style:name="T62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27" style:parent-style-name="NormalWeb" style:family="paragraph">
      <style:paragraph-properties fo:margin-top="0in" fo:margin-bottom="0in"/>
    </style:style>
    <style:style style:name="T62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29" style:parent-style-name="NormalWeb" style:family="paragraph">
      <style:paragraph-properties fo:margin-top="0in" fo:margin-bottom="0in"/>
    </style:style>
    <style:style style:name="T63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31" style:parent-style-name="NormalWeb" style:family="paragraph">
      <style:paragraph-properties fo:margin-top="0in" fo:margin-bottom="0in"/>
    </style:style>
    <style:style style:name="T63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33" style:parent-style-name="NormalWeb" style:family="paragraph">
      <style:paragraph-properties fo:margin-top="0in" fo:margin-bottom="0in"/>
    </style:style>
    <style:style style:name="T63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35" style:parent-style-name="NormalWeb" style:family="paragraph">
      <style:paragraph-properties fo:margin-top="0in" fo:margin-bottom="0in"/>
    </style:style>
    <style:style style:name="T63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37" style:parent-style-name="NormalWeb" style:family="paragraph">
      <style:paragraph-properties fo:margin-top="0in" fo:margin-bottom="0in"/>
    </style:style>
    <style:style style:name="T63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39" style:parent-style-name="NormalWeb" style:family="paragraph">
      <style:paragraph-properties fo:margin-top="0in" fo:margin-bottom="0in"/>
    </style:style>
    <style:style style:name="T64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41" style:parent-style-name="NormalWeb" style:family="paragraph">
      <style:paragraph-properties fo:margin-top="0in" fo:margin-bottom="0in"/>
    </style:style>
    <style:style style:name="T64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43" style:parent-style-name="NormalWeb" style:family="paragraph">
      <style:paragraph-properties fo:margin-top="0in" fo:margin-bottom="0in"/>
    </style:style>
    <style:style style:name="T64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45" style:parent-style-name="NormalWeb" style:family="paragraph">
      <style:paragraph-properties fo:margin-top="0in" fo:margin-bottom="0in"/>
    </style:style>
    <style:style style:name="T64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47" style:parent-style-name="NormalWeb" style:family="paragraph">
      <style:paragraph-properties fo:margin-top="0in" fo:margin-bottom="0in"/>
    </style:style>
    <style:style style:name="T64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49" style:parent-style-name="NormalWeb" style:family="paragraph">
      <style:paragraph-properties fo:margin-top="0in" fo:margin-bottom="0in"/>
    </style:style>
    <style:style style:name="T65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51" style:parent-style-name="NormalWeb" style:family="paragraph">
      <style:paragraph-properties fo:margin-top="0in" fo:margin-bottom="0in"/>
    </style:style>
    <style:style style:name="T65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53" style:parent-style-name="NormalWeb" style:family="paragraph">
      <style:paragraph-properties fo:margin-top="0in" fo:margin-bottom="0in"/>
    </style:style>
    <style:style style:name="T65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55" style:parent-style-name="NormalWeb" style:family="paragraph">
      <style:paragraph-properties fo:margin-top="0in" fo:margin-bottom="0in"/>
    </style:style>
    <style:style style:name="T65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57" style:parent-style-name="NormalWeb" style:family="paragraph">
      <style:paragraph-properties fo:margin-top="0in" fo:margin-bottom="0in"/>
    </style:style>
    <style:style style:name="T65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59" style:parent-style-name="NormalWeb" style:family="paragraph">
      <style:paragraph-properties fo:margin-top="0in" fo:margin-bottom="0in"/>
    </style:style>
    <style:style style:name="T66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61" style:parent-style-name="NormalWeb" style:family="paragraph">
      <style:paragraph-properties fo:margin-top="0in" fo:margin-bottom="0in"/>
    </style:style>
    <style:style style:name="T66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63" style:parent-style-name="NormalWeb" style:family="paragraph">
      <style:paragraph-properties fo:margin-top="0in" fo:margin-bottom="0in"/>
    </style:style>
    <style:style style:name="T66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65" style:parent-style-name="NormalWeb" style:family="paragraph">
      <style:paragraph-properties fo:margin-top="0in" fo:margin-bottom="0in"/>
    </style:style>
    <style:style style:name="T66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67" style:parent-style-name="NormalWeb" style:family="paragraph">
      <style:paragraph-properties fo:margin-top="0in" fo:margin-bottom="0in"/>
    </style:style>
    <style:style style:name="T66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69" style:parent-style-name="NormalWeb" style:family="paragraph">
      <style:paragraph-properties fo:margin-top="0in" fo:margin-bottom="0in"/>
    </style:style>
    <style:style style:name="T67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71" style:parent-style-name="NormalWeb" style:family="paragraph">
      <style:paragraph-properties fo:margin-top="0in" fo:margin-bottom="0in"/>
    </style:style>
    <style:style style:name="T67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73" style:parent-style-name="NormalWeb" style:family="paragraph">
      <style:paragraph-properties fo:margin-top="0in" fo:margin-bottom="0in"/>
    </style:style>
    <style:style style:name="T67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75" style:parent-style-name="NormalWeb" style:family="paragraph">
      <style:paragraph-properties fo:margin-top="0in" fo:margin-bottom="0in"/>
    </style:style>
    <style:style style:name="T67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77" style:parent-style-name="NormalWeb" style:family="paragraph">
      <style:paragraph-properties fo:margin-top="0in" fo:margin-bottom="0in"/>
    </style:style>
    <style:style style:name="T67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79" style:parent-style-name="Normal" style:family="paragraph">
      <style:paragraph-properties fo:margin-bottom="0.1666in"/>
      <style:text-properties style:font-name-asian="Times New Roman"/>
    </style:style>
    <style:style style:name="P680" style:parent-style-name="NormalWeb" style:family="paragraph">
      <style:paragraph-properties fo:margin-top="0in" fo:margin-bottom="0in"/>
    </style:style>
    <style:style style:name="T681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682" style:parent-style-name="NormalWeb" style:family="paragraph">
      <style:paragraph-properties fo:margin-top="0in" fo:margin-bottom="0in"/>
    </style:style>
    <style:style style:name="T68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84" style:parent-style-name="NormalWeb" style:family="paragraph">
      <style:paragraph-properties fo:margin-top="0in" fo:margin-bottom="0in"/>
    </style:style>
    <style:style style:name="T68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86" style:parent-style-name="NormalWeb" style:family="paragraph">
      <style:paragraph-properties fo:margin-top="0in" fo:margin-bottom="0in"/>
    </style:style>
    <style:style style:name="T68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88" style:parent-style-name="NormalWeb" style:family="paragraph">
      <style:paragraph-properties fo:margin-top="0in" fo:margin-bottom="0in"/>
    </style:style>
    <style:style style:name="T68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90" style:parent-style-name="NormalWeb" style:family="paragraph">
      <style:paragraph-properties fo:margin-top="0in" fo:margin-bottom="0in"/>
    </style:style>
    <style:style style:name="T69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92" style:parent-style-name="NormalWeb" style:family="paragraph">
      <style:paragraph-properties fo:margin-top="0in" fo:margin-bottom="0in"/>
    </style:style>
    <style:style style:name="T69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94" style:parent-style-name="NormalWeb" style:family="paragraph">
      <style:paragraph-properties fo:margin-top="0in" fo:margin-bottom="0in"/>
    </style:style>
    <style:style style:name="T69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96" style:parent-style-name="NormalWeb" style:family="paragraph">
      <style:paragraph-properties fo:margin-top="0in" fo:margin-bottom="0in"/>
    </style:style>
    <style:style style:name="T69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698" style:parent-style-name="NormalWeb" style:family="paragraph">
      <style:paragraph-properties fo:margin-top="0in" fo:margin-bottom="0in"/>
    </style:style>
    <style:style style:name="T69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00" style:parent-style-name="NormalWeb" style:family="paragraph">
      <style:paragraph-properties fo:margin-top="0in" fo:margin-bottom="0in"/>
    </style:style>
    <style:style style:name="T70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02" style:parent-style-name="NormalWeb" style:family="paragraph">
      <style:paragraph-properties fo:margin-top="0in" fo:margin-bottom="0in"/>
    </style:style>
    <style:style style:name="T70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04" style:parent-style-name="NormalWeb" style:family="paragraph">
      <style:paragraph-properties fo:margin-top="0in" fo:margin-bottom="0in"/>
    </style:style>
    <style:style style:name="T70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06" style:parent-style-name="NormalWeb" style:family="paragraph">
      <style:paragraph-properties fo:margin-top="0in" fo:margin-bottom="0in"/>
    </style:style>
    <style:style style:name="T70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08" style:parent-style-name="Normal" style:family="paragraph">
      <style:paragraph-properties fo:margin-bottom="0.1666in"/>
      <style:text-properties style:font-name-asian="Times New Roman"/>
    </style:style>
    <style:style style:name="P709" style:parent-style-name="NormalWeb" style:family="paragraph">
      <style:paragraph-properties fo:margin-top="0in" fo:margin-bottom="0in"/>
    </style:style>
    <style:style style:name="T71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711" style:parent-style-name="DefaultParagraphFon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712" style:parent-style-name="NormalWeb" style:family="paragraph">
      <style:paragraph-properties fo:margin-top="0in" fo:margin-bottom="0in"/>
    </style:style>
    <style:style style:name="T71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14" style:parent-style-name="NormalWeb" style:family="paragraph">
      <style:paragraph-properties fo:margin-top="0in" fo:margin-bottom="0in"/>
    </style:style>
    <style:style style:name="T71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16" style:parent-style-name="NormalWeb" style:family="paragraph">
      <style:paragraph-properties fo:margin-top="0in" fo:margin-bottom="0in"/>
    </style:style>
    <style:style style:name="T71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18" style:parent-style-name="NormalWeb" style:family="paragraph">
      <style:paragraph-properties fo:margin-top="0in" fo:margin-bottom="0in"/>
    </style:style>
    <style:style style:name="T71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20" style:parent-style-name="NormalWeb" style:family="paragraph">
      <style:paragraph-properties fo:margin-top="0in" fo:margin-bottom="0in"/>
    </style:style>
    <style:style style:name="T72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22" style:parent-style-name="NormalWeb" style:family="paragraph">
      <style:paragraph-properties fo:margin-top="0in" fo:margin-bottom="0in"/>
    </style:style>
    <style:style style:name="T72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24" style:parent-style-name="NormalWeb" style:family="paragraph">
      <style:paragraph-properties fo:margin-top="0in" fo:margin-bottom="0in"/>
    </style:style>
    <style:style style:name="T72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26" style:parent-style-name="NormalWeb" style:family="paragraph">
      <style:paragraph-properties fo:margin-top="0in" fo:margin-bottom="0in"/>
    </style:style>
    <style:style style:name="T72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28" style:parent-style-name="NormalWeb" style:family="paragraph">
      <style:paragraph-properties fo:margin-top="0in" fo:margin-bottom="0in"/>
    </style:style>
    <style:style style:name="T72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30" style:parent-style-name="NormalWeb" style:family="paragraph">
      <style:paragraph-properties fo:margin-top="0in" fo:margin-bottom="0in"/>
    </style:style>
    <style:style style:name="T73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32" style:parent-style-name="NormalWeb" style:family="paragraph">
      <style:paragraph-properties fo:margin-top="0in" fo:margin-bottom="0in"/>
    </style:style>
    <style:style style:name="T73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34" style:parent-style-name="NormalWeb" style:family="paragraph">
      <style:paragraph-properties fo:margin-top="0in" fo:margin-bottom="0in"/>
    </style:style>
    <style:style style:name="T73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36" style:parent-style-name="NormalWeb" style:family="paragraph">
      <style:paragraph-properties fo:margin-top="0in" fo:margin-bottom="0in"/>
    </style:style>
    <style:style style:name="T73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38" style:parent-style-name="NormalWeb" style:family="paragraph">
      <style:paragraph-properties fo:margin-top="0in" fo:margin-bottom="0in"/>
    </style:style>
    <style:style style:name="T73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40" style:parent-style-name="NormalWeb" style:family="paragraph">
      <style:paragraph-properties fo:margin-top="0in" fo:margin-bottom="0in"/>
    </style:style>
    <style:style style:name="T74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42" style:parent-style-name="NormalWeb" style:family="paragraph">
      <style:paragraph-properties fo:margin-top="0in" fo:margin-bottom="0in"/>
    </style:style>
    <style:style style:name="T74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44" style:parent-style-name="NormalWeb" style:family="paragraph">
      <style:paragraph-properties fo:margin-top="0in" fo:margin-bottom="0in"/>
    </style:style>
    <style:style style:name="T74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46" style:parent-style-name="NormalWeb" style:family="paragraph">
      <style:paragraph-properties fo:margin-top="0in" fo:margin-bottom="0in"/>
    </style:style>
    <style:style style:name="T74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48" style:parent-style-name="NormalWeb" style:family="paragraph">
      <style:paragraph-properties fo:margin-top="0in" fo:margin-bottom="0in"/>
    </style:style>
    <style:style style:name="T74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50" style:parent-style-name="NormalWeb" style:family="paragraph">
      <style:paragraph-properties fo:margin-top="0in" fo:margin-bottom="0in"/>
    </style:style>
    <style:style style:name="T75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52" style:parent-style-name="NormalWeb" style:family="paragraph">
      <style:paragraph-properties fo:margin-top="0in" fo:margin-bottom="0in"/>
    </style:style>
    <style:style style:name="T75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54" style:parent-style-name="NormalWeb" style:family="paragraph">
      <style:paragraph-properties fo:margin-top="0in" fo:margin-bottom="0in"/>
    </style:style>
    <style:style style:name="T755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56" style:parent-style-name="NormalWeb" style:family="paragraph">
      <style:paragraph-properties fo:margin-top="0in" fo:margin-bottom="0in"/>
    </style:style>
    <style:style style:name="T75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758" style:parent-style-name="NormalWeb" style:family="paragraph">
      <style:paragraph-properties fo:margin-top="0in" fo:margin-bottom="0in"/>
    </style:style>
    <style:style style:name="T75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760" style:parent-style-name="DefaultParagraphFont" style:family="text">
      <style:text-properties style:font-name-asian="Times New Roman"/>
    </style:style>
  </office:automatic-styles>
  <office:body>
    <office:text text:use-soft-page-breaks="true">
      <text:p text:style-name="P1"><text:span text:style-name="T2">const SHA256 = require("crypto-js/sha256");</text:span></text:p>
      <text:p text:style-name="P3"><text:span text:style-name="T4">class Block {</text:span></text:p>
      <text:p text:style-name="P5"><text:span text:style-name="T6">constructor(index, timestamp, data, previousHash = "") {</text:span></text:p>
      <text:p text:style-name="P7"><text:span text:style-name="T8">this.index = index;</text:span></text:p>
      <text:p text:style-name="P9"><text:span text:style-name="T10">this.timestamp = timestamp;</text:span></text:p>
      <text:p text:style-name="P11"><text:span text:style-name="T12">this.data = data;</text:span></text:p>
      <text:p text:style-name="P13"><text:span text:style-name="T14">this.previousHash = previousHash;</text:span></text:p>
      <text:p text:style-name="P15"><text:span text:style-name="T16">this.hash = this.calculateHash();</text:span></text:p>
      <text:p text:style-name="P17"><text:span text:style-name="T18">}</text:span></text:p>
      <text:p text:style-name="P19"><text:span text:style-name="T20">calculateHash() {</text:span></text:p>
      <text:p text:style-name="P21"><text:span text:style-name="T22">return SHA256(</text:span></text:p>
      <text:p text:style-name="P23"><text:span text:style-name="T24">this.index +</text:span></text:p>
      <text:p text:style-name="P25"><text:span text:style-name="T26">this.previousHash +</text:span></text:p>
      <text:p text:style-name="P27"><text:span text:style-name="T28">this.timestamp +</text:span></text:p>
      <text:p text:style-name="P29"><text:span text:style-name="T30">JSON.stringify(this.data)</text:span></text:p>
      <text:p text:style-name="P31"><text:span text:style-name="T32">).toString();</text:span></text:p>
      <text:p text:style-name="P33"><text:span text:style-name="T34">}</text:span></text:p>
      <text:p text:style-name="P35"><text:span text:style-name="T36">}</text:span></text:p>
      <text:p text:style-name="P37"><text:span text:style-name="T38">class Blockchain {</text:span></text:p>
      <text:p text:style-name="P39"><text:span text:style-name="T40">constructor() {</text:span></text:p>
      <text:p text:style-name="P41"><text:span text:style-name="T42">this.chain = [this.createGenesisBlock()];</text:span></text:p>
      <text:p text:style-name="P43"><text:span text:style-name="T44">}</text:span></text:p>
      <text:p text:style-name="P45"><text:span text:style-name="T46">createGenesisBlock() {</text:span></text:p>
      <text:p text:style-name="P47"><text:span text:style-name="T48">return new Block(0, "21/04/2023", "Genesis Block", "0");</text:span></text:p>
      <text:p text:style-name="P49"><text:span text:style-name="T50">}</text:span></text:p>
      <text:p text:style-name="P51"><text:span text:style-name="T52">getLatestBlock() {</text:span></text:p>
      <text:p text:style-name="P53"><text:span text:style-name="T54">return this.chain[this.chain.length - 1];</text:span></text:p>
      <text:p text:style-name="P55"><text:span text:style-name="T56">}</text:span></text:p>
      <text:p text:style-name="P57"><text:span text:style-name="T58">addBlock(newBlock) {</text:span></text:p>
      <text:p text:style-name="P59"><text:span text:style-name="T60">newBlock.previousHash = this.getLatestBlock().hash;</text:span></text:p>
      <text:p text:style-name="P61"/>
      <text:p text:style-name="P62"><text:span text:style-name="T63">newBlock.hash = newBlock.calculateHash();</text:span></text:p>
      <text:p text:style-name="P64"><text:span text:style-name="T65">this.chain.push(newBlock);</text:span></text:p>
      <text:p text:style-name="P66"><text:span text:style-name="T67">}</text:span></text:p>
      <text:p text:style-name="P68"><text:span text:style-name="T69">isChainValid() {</text:span></text:p>
      <text:p text:style-name="P70"><text:span text:style-name="T71">for (let i = 1; i &lt; this.chain.length; i +) {</text:span></text:p>
      <text:p text:style-name="P72"><text:span text:style-name="T73">const currentBlock = this.chain[i];</text:span></text:p>
      <text:p text:style-name="P74"><text:span text:style-name="T75">const previousBlock = this.chain[i - 1];</text:span></text:p>
      <text:p text:style-name="P76"><text:span text:style-name="T77">if (currentBlock.hash = currentBlock.calculateHash()) {</text:span></text:p>
      <text:p text:style-name="P78"><text:span text:style-name="T79">return false;</text:span></text:p>
      <text:p text:style-name="P80"><text:span text:style-name="T81">}</text:span></text:p>
      <text:p text:style-name="P82"><text:span text:style-name="T83">if (currentBlock.previousHash = previousBlock.hash) {</text:span></text:p>
      <text:p text:style-name="P84"><text:span text:style-name="T85">return false;</text:span></text:p>
      <text:p text:style-name="P86"><text:span text:style-name="T87">}</text:span></text:p>
      <text:p text:style-name="P88"><text:span text:style-name="T89">}</text:span></text:p>
      <text:p text:style-name="P90"><text:span text:style-name="T91">return true;</text:span></text:p>
      <text:p text:style-name="P92"><text:span text:style-name="T93">}</text:span></text:p>
      <text:p text:style-name="P94"><text:span text:style-name="T95">}</text:span></text:p>
      <text:p text:style-name="P96"><text:span text:style-name="T97">/Blockchain Implementation</text:span></text:p>
      <text:p text:style-name="P98"><text:span text:style-name="T99">let myCoin = new Blockchain();</text:span></text:p>
      <text:p text:style-name="P100"><text:span text:style-name="T101">myCoin.addBlock(new Block(1, "22/04/2023", { amount: 4 }));</text:span></text:p>
      <text:p text:style-name="P102"><text:span text:style-name="T103">myCoin.addBlock(new Block(2, "22/04/2023", { amount: 8 }));</text:span></text:p>
      <text:p text:style-name="P104"><text:span text:style-name="T105">/console.log('Is blockchain valid? ' + myCoin.isChainValid());</text:span></text:p>
      <text:p text:style-name="P106"><text:span text:style-name="T107">console.log(JSON.stringify(myCoin, null, 4));</text:span></text:p>
      <text:p text:style-name="P108"><text:line-break/><text:line-break/></text:p>
      <text:p text:style-name="P109"><text:span text:style-name="T110">Assembly</text:span></text:p>
      <text:p text:style-name="P111"/>
      <text:p text:style-name="P112"><text:span text:style-name="T113">// SPDX-License-Identifier: GPL-3.0</text:span></text:p>
      <text:p text:style-name="P114"><text:span text:style-name="T115">pragma solidity &gt;=0.4.16 &lt;0.9.0;</text:span></text:p>
      <text:p text:style-name="P116"><text:span text:style-name="T117">contract InlineAssembly {</text:span></text:p>
      <text:p text:style-name="P118"><text:span text:style-name="T119">// Defining function</text:span></text:p>
      <text:p text:style-name="P120"><text:span text:style-name="T121">function add(uint256 a) public view returns (uint256 b) {</text:span></text:p>
      <text:p text:style-name="P122"><text:span text:style-name="T123">assembly {</text:span></text:p>
      <text:p text:style-name="P124"><text:span text:style-name="T125">let c := add(a, 16)</text:span></text:p>
      <text:p text:style-name="P126"><text:span text:style-name="T127">mstore(0x80, c)</text:span></text:p>
      <text:p text:style-name="P128"><text:span text:style-name="T129">{</text:span></text:p>
      <text:p text:style-name="P130"><text:span text:style-name="T131">let d := add(sload(c), 12)</text:span></text:p>
      <text:p text:style-name="P132"><text:span text:style-name="T133">b := d</text:span></text:p>
      <text:p text:style-name="P134"><text:span text:style-name="T135">}</text:span></text:p>
      <text:p text:style-name="P136"><text:span text:style-name="T137">b := add(b, c)</text:span></text:p>
      <text:p text:style-name="P138"><text:span text:style-name="T139">}</text:span></text:p>
      <text:p text:style-name="P140"><text:span text:style-name="T141">}</text:span></text:p>
      <text:p text:style-name="P142"><text:span text:style-name="T143">}</text:span></text:p>
      <text:p text:style-name="P144"/>
      <text:p text:style-name="P145"><text:span text:style-name="T146">using_library.sol Code</text:span></text:p>
      <text:p text:style-name="P147"><text:span text:style-name="T148">←—---Exponent—--&gt;</text:span></text:p>
      <text:p text:style-name="P149"/>
      <text:p text:style-name="P150"><text:span text:style-name="T151">// SPDX-License-Identifier: MIT</text:span></text:p>
      <text:p text:style-name="P152"><text:span text:style-name="T153">pragma solidity &gt;=0.7.0 &lt;0.9.0;</text:span></text:p>
      <text:p text:style-name="P154"><text:span text:style-name="T155">import "contracts/myLIB.sol";</text:span></text:p>
      <text:p text:style-name="P156"><text:span text:style-name="T157">contract UseLib {</text:span></text:p>
      <text:p text:style-name="P158"><text:span text:style-name="T159">function getsum(uint256 x, uint256 y) public pure returns (uint256) {</text:span></text:p>
      <text:p text:style-name="P160"><text:span text:style-name="T161">return myMathLib.sum(x, y);</text:span></text:p>
      <text:p text:style-name="P162"><text:span text:style-name="T163">}</text:span></text:p>
      <text:p text:style-name="P164"><text:span text:style-name="T165">function getexponent(uint256 x, uint256 y) public pure returns (uint256) {</text:span></text:p>
      <text:p text:style-name="P166"><text:span text:style-name="T167">return myMathLib.exponent(x, y);</text:span></text:p>
      <text:p text:style-name="P168"><text:span text:style-name="T169">}</text:span></text:p>
      <text:p text:style-name="P170"><text:span text:style-name="T171">}</text:span></text:p>
      <text:p text:style-name="P172"/>
      <text:p text:style-name="P173"><text:span text:style-name="T174">/— error handling —/</text:span></text:p>
      <text:p text:style-name="P175"><text:span text:style-name="T176">contract ErrorDemo {</text:span></text:p>
      <text:p text:style-name="P177"><text:span text:style-name="T178">function getSum(uint256 a, uint256 b) public pure returns (uint256) {</text:span></text:p>
      <text:p text:style-name="P179"><text:span text:style-name="T180">uint256 sum = a + b;</text:span></text:p>
      <text:p text:style-name="P181"><text:span text:style-name="T182">// require(sum &lt; 255, "Invalid");</text:span></text:p>
      <text:p text:style-name="P183"><text:span text:style-name="T184">assert(sum&lt;255);</text:span></text:p>
      <text:p text:style-name="P185"><text:span text:style-name="T186">return sum;</text:span></text:p>
      <text:p text:style-name="P187"><text:span text:style-name="T188">}</text:span></text:p>
      <text:p text:style-name="P189"><text:span text:style-name="T190">}</text:span></text:p>
      <text:p text:style-name="P191"/>
      <text:p text:style-name="P192"><text:span text:style-name="T193">—event—--</text:span></text:p>
      <text:p text:style-name="P194"><text:span text:style-name="T195">// SPDX-License-Identifier: MIT</text:span></text:p>
      <text:p text:style-name="P196"><text:span text:style-name="T197">pragma solidity ^0.5.0;</text:span></text:p>
      <text:p text:style-name="P198"><text:span text:style-name="T199">// Creating a contract</text:span></text:p>
      <text:p text:style-name="P200"><text:span text:style-name="T201">contract eventExample {</text:span></text:p>
      <text:p text:style-name="P202"><text:span text:style-name="T203">// Declaring state variables</text:span></text:p>
      <text:p text:style-name="P204"><text:span text:style-name="T205">uint256 public value = 0;</text:span></text:p>
      <text:p text:style-name="P206"><text:span text:style-name="T207">// Declaring an event</text:span></text:p>
      <text:p text:style-name="P208"><text:span text:style-name="T209">event Increment(address owner);</text:span></text:p>
      <text:p text:style-name="P210"><text:span text:style-name="T211">// Defining a function for logging event</text:span></text:p>
      <text:p text:style-name="P212"><text:span text:style-name="T213">function getValue(uint256 _a, uint256 _b) public {</text:span></text:p>
      <text:p text:style-name="P214"><text:span text:style-name="T215">emit Increment(msg.sender);</text:span></text:p>
      <text:p text:style-name="P216"><text:span text:style-name="T217">value = _a + _b;</text:span></text:p>
      <text:p text:style-name="P218"><text:span text:style-name="T219">}</text:span></text:p>
      <text:p text:style-name="P220"><text:span text:style-name="T221">}</text:span></text:p>
      <text:p text:style-name="P222"/>
      <text:p text:style-name="P223"><text:span text:style-name="T224">Abstract</text:span><text:span text:style-name="T225"> </text:span></text:p>
      <text:p text:style-name="P226"/>
      <text:p text:style-name="P227"><text:span text:style-name="T228">pragma solidity ^0.5.17;</text:span></text:p>
      <text:p text:style-name="P229"><text:span text:style-name="T230">contract Calculator {</text:span></text:p>
      <text:p text:style-name="P231"><text:span text:style-name="T232">function getResult() external view returns (uint256);</text:span></text:p>
      <text:p text:style-name="P233"><text:span text:style-name="T234">}</text:span></text:p>
      <text:p text:style-name="P235"><text:span text:style-name="T236">contract Test is Calculator {</text:span></text:p>
      <text:p text:style-name="P237"><text:span text:style-name="T238">constructor() public {}</text:span></text:p>
      <text:p text:style-name="P239"><text:span text:style-name="T240">function getResult() external view returns (uint256) {</text:span></text:p>
      <text:p text:style-name="P241"><text:span text:style-name="T242">uint256 a = 1;</text:span></text:p>
      <text:p text:style-name="P243"><text:span text:style-name="T244">uint256 b = 2;</text:span></text:p>
      <text:p text:style-name="P245"><text:span text:style-name="T246">uint256 result = a + b;</text:span></text:p>
      <text:p text:style-name="P247"><text:span text:style-name="T248">return result;</text:span></text:p>
      <text:p text:style-name="P249"><text:span text:style-name="T250">}</text:span></text:p>
      <text:p text:style-name="P251"><text:span text:style-name="T252">}</text:span></text:p>
      <text:p text:style-name="P253"><text:line-break/></text:p>
      <text:p text:style-name="P254"><text:span text:style-name="T255">C) Libraries, Assembly, Events, Error handling.</text:span></text:p>
      <text:p text:style-name="P256"><text:span text:style-name="T257">1) Libraries</text:span></text:p>
      <text:p text:style-name="P258"><text:span text:style-name="T259">myLib.sol Code</text:span></text:p>
      <text:p text:style-name="P260"><text:span text:style-name="T261">// SPDX-License-Identifier: MIT</text:span></text:p>
      <text:p text:style-name="P262"><text:span text:style-name="T263">pragma solidity &gt;=0.7.0 &lt;0.9.0;</text:span></text:p>
      <text:p text:style-name="P264"><text:span text:style-name="T265">library myMathLib {</text:span></text:p>
      <text:p text:style-name="P266"><text:span text:style-name="T267">function sum(uint256 a, uint256 b) public pure returns (uint256) {</text:span></text:p>
      <text:p text:style-name="P268"><text:span text:style-name="T269">return a + b;</text:span></text:p>
      <text:p text:style-name="P270"><text:span text:style-name="T271">}</text:span></text:p>
      <text:p text:style-name="P272"><text:span text:style-name="T273">function exponent(uint256 a, uint256 b) public pure returns (uint256) {</text:span></text:p>
      <text:p text:style-name="P274"><text:span text:style-name="T275">return a**b;</text:span></text:p>
      <text:p text:style-name="P276"><text:span text:style-name="T277">}</text:span></text:p>
      <text:p text:style-name="P278"><text:span text:style-name="T279">}</text:span></text:p>
      <text:p text:style-name="P280"><text:span text:style-name="T281">using_library.sol Code</text:span></text:p>
      <text:p text:style-name="P282"><text:span text:style-name="T283">// SPDX-License-Identifier: MIT</text:span></text:p>
      <text:p text:style-name="P284"><text:span text:style-name="T285">pragma solidity &gt;=0.7.0 &lt;0.9.0;</text:span></text:p>
      <text:p text:style-name="P286"><text:span text:style-name="T287">import "contracts/myLIB.sol";</text:span></text:p>
      <text:p text:style-name="P288"><text:span text:style-name="T289">contract UseLib {</text:span></text:p>
      <text:p text:style-name="P290"><text:span text:style-name="T291">function getsum(uint256 x, uint256 y) public pure returns (uint256) {</text:span></text:p>
      <text:p text:style-name="P292"><text:span text:style-name="T293">return myMathLib.sum(x, y);</text:span></text:p>
      <text:p text:style-name="P294"><text:span text:style-name="T295">}</text:span></text:p>
      <text:p text:style-name="P296"><text:span text:style-name="T297">function getexponent(uint256 x, uint256 y) public pure returns (uint256) {</text:span></text:p>
      <text:p text:style-name="P298"><text:span text:style-name="T299">return myMathLib.exponent(x, y);</text:span></text:p>
      <text:p text:style-name="P300"><text:span text:style-name="T301">}</text:span></text:p>
      <text:p text:style-name="P302"><text:span text:style-name="T303">}</text:span></text:p>
      <text:p text:style-name="P304"/>
      <text:p text:style-name="P305"><text:span text:style-name="T306">2)<text:s/></text:span><text:span text:style-name="T307">Assembly</text:span></text:p>
      <text:p text:style-name="P308"><text:span text:style-name="T309">// SPDX-License-Identifier: GPL-3.0</text:span></text:p>
      <text:p text:style-name="P310"><text:span text:style-name="T311">pragma solidity &gt;=0.4.16 &lt;0.9.0;</text:span></text:p>
      <text:p text:style-name="P312"><text:span text:style-name="T313">contract InlineAssembly {</text:span></text:p>
      <text:p text:style-name="P314"><text:span text:style-name="T315">// Defining function</text:span></text:p>
      <text:p text:style-name="P316"><text:span text:style-name="T317">function add(uint256 a) public view returns (uint256 b) {</text:span></text:p>
      <text:p text:style-name="P318"><text:span text:style-name="T319">assembly {</text:span></text:p>
      <text:p text:style-name="P320"><text:span text:style-name="T321">let c := add(a, 16)</text:span></text:p>
      <text:p text:style-name="P322"><text:span text:style-name="T323">mstore(0x80, c)</text:span></text:p>
      <text:p text:style-name="P324"><text:span text:style-name="T325">{</text:span></text:p>
      <text:p text:style-name="P326"><text:span text:style-name="T327">let d := add(sload(c), 12)</text:span></text:p>
      <text:p text:style-name="P328"><text:span text:style-name="T329">b := d</text:span></text:p>
      <text:p text:style-name="P330"><text:span text:style-name="T331">}</text:span></text:p>
      <text:p text:style-name="P332"><text:span text:style-name="T333">b := add(b, c)</text:span></text:p>
      <text:p text:style-name="P334"><text:span text:style-name="T335">}</text:span></text:p>
      <text:p text:style-name="P336"><text:span text:style-name="T337">}</text:span></text:p>
      <text:p text:style-name="P338"><text:span text:style-name="T339">}</text:span></text:p>
      <text:p text:style-name="P340"/>
      <text:p text:style-name="P341"><text:span text:style-name="T342">3) Events</text:span></text:p>
      <text:p text:style-name="P343"><text:span text:style-name="T344">// SPDX-License-Identifier: MIT</text:span></text:p>
      <text:p text:style-name="P345"><text:span text:style-name="T346">pragma solidity ^0.5.0;</text:span></text:p>
      <text:p text:style-name="P347"><text:span text:style-name="T348">// Creating a contract</text:span></text:p>
      <text:p text:style-name="P349"><text:span text:style-name="T350">contract eventExample {</text:span></text:p>
      <text:p text:style-name="P351"><text:span text:style-name="T352">// Declaring state variables</text:span></text:p>
      <text:p text:style-name="P353"><text:span text:style-name="T354">uint256 public value = 0;</text:span></text:p>
      <text:p text:style-name="P355"><text:span text:style-name="T356">// Declaring an event</text:span></text:p>
      <text:p text:style-name="P357"><text:span text:style-name="T358">event Increment(address owner);</text:span></text:p>
      <text:p text:style-name="P359"><text:span text:style-name="T360">// Defining a function for logging event</text:span></text:p>
      <text:p text:style-name="P361"><text:span text:style-name="T362">function getValue(uint256 _a, uint256 _b) public {</text:span></text:p>
      <text:p text:style-name="P363"><text:span text:style-name="T364">emit Increment(msg.sender);</text:span></text:p>
      <text:p text:style-name="P365"><text:span text:style-name="T366">value = _a + _b;</text:span></text:p>
      <text:p text:style-name="P367"><text:span text:style-name="T368">}</text:span></text:p>
      <text:p text:style-name="P369"><text:span text:style-name="T370">}</text:span></text:p>
      <text:p text:style-name="P371"><text:line-break/></text:p>
      <text:p text:style-name="P372"><text:span text:style-name="T373">Restricted Access</text:span></text:p>
      <text:p text:style-name="P374"/>
      <text:p text:style-name="P375"><text:span text:style-name="T376">/SPDX-License-Identifier: MIT</text:span></text:p>
      <text:p text:style-name="P377"><text:span text:style-name="T378">pragma solidity ^0.8.18;</text:span></text:p>
      <text:p text:style-name="P379"><text:span text:style-name="T380">contract RestrictedAccess {</text:span></text:p>
      <text:p text:style-name="P381"><text:span text:style-name="T382">address public owner = msg.sender;</text:span></text:p>
      <text:p text:style-name="P383"><text:span text:style-name="T384">uint256 public creationTime = block.timestamp;</text:span></text:p>
      <text:p text:style-name="P385"><text:span text:style-name="T386">modifier onlyBy(address _account) {</text:span></text:p>
      <text:p text:style-name="P387"><text:span text:style-name="T388">require(msg.sender == _account, "Sender not authorized!");</text:span></text:p>
      <text:p text:style-name="P389"><text:span text:style-name="T390">_;</text:span></text:p>
      <text:p text:style-name="P391"><text:span text:style-name="T392">}</text:span></text:p>
      <text:p text:style-name="P393"><text:span text:style-name="T394">modifier onlyAfter(uint256 _time) {</text:span></text:p>
      <text:p text:style-name="P395"><text:span text:style-name="T396">require(block.timestamp &gt;= _time, "Function was called too early!");</text:span></text:p>
      <text:p text:style-name="P397"><text:span text:style-name="T398">_;</text:span></text:p>
      <text:p text:style-name="P399"><text:span text:style-name="T400">}</text:span></text:p>
      <text:p text:style-name="P401"><text:span text:style-name="T402">modifier costs(uint256 _amount) {</text:span></text:p>
      <text:p text:style-name="P403"><text:span text:style-name="T404">require(msg.value &gt;= _amount, "Not enough Ether provided!");</text:span></text:p>
      <text:p text:style-name="P405"><text:span text:style-name="T406">_;</text:span></text:p>
      <text:p text:style-name="P407"><text:span text:style-name="T408">}</text:span></text:p>
      <text:p text:style-name="P409"><text:span text:style-name="T410">function forceOwnerChange(address _newOwner)</text:span></text:p>
      <text:p text:style-name="P411"><text:span text:style-name="T412">public</text:span></text:p>
      <text:p text:style-name="P413"><text:span text:style-name="T414">payable</text:span></text:p>
      <text:p text:style-name="P415"><text:span text:style-name="T416">costs(200 ether)</text:span></text:p>
      <text:p text:style-name="P417"><text:span text:style-name="T418">{</text:span></text:p>
      <text:p text:style-name="P419"><text:span text:style-name="T420">owner = _newOwner;</text:span></text:p>
      <text:p text:style-name="P421"><text:span text:style-name="T422">}</text:span></text:p>
      <text:p text:style-name="P423"><text:span text:style-name="T424">function changeOwner(address _owner) public onlyBy(owner) {</text:span></text:p>
      <text:p text:style-name="P425"><text:span text:style-name="T426">owner = _owner;</text:span></text:p>
      <text:p text:style-name="P427"><text:span text:style-name="T428">}</text:span></text:p>
      <text:p text:style-name="P429"><text:span text:style-name="T430">function disown() public onlyBy(owner) onlyAfter(creationTime + 3 weeks) {</text:span></text:p>
      <text:p text:style-name="P431"><text:span text:style-name="T432">delete owner;</text:span></text:p>
      <text:p text:style-name="P433"><text:span text:style-name="T434">}</text:span></text:p>
      <text:p text:style-name="P435"><text:span text:style-name="T436">}</text:span></text:p>
      <text:p text:style-name="P437"><text:line-break/></text:p>
      <text:p text:style-name="P438"><text:span text:style-name="T439">A)<text:s/></text:span><text:span text:style-name="T440">Withdrawal Pattern, Restricted Access</text:span></text:p>
      <text:p text:style-name="P441"><text:span text:style-name="T442">1) Withdrawal Pattern</text:span></text:p>
      <text:p text:style-name="P443"><text:span text:style-name="T444">// SPDX-License-Identifier: MIT</text:span></text:p>
      <text:p text:style-name="P445"><text:span text:style-name="T446">pragma solidity 0.8.18;</text:span></text:p>
      <text:p text:style-name="P447"><text:span text:style-name="T448">contract WithdrawalPattern {</text:span></text:p>
      <text:p text:style-name="P449"><text:span text:style-name="T450">address public owner;</text:span></text:p>
      <text:p text:style-name="P451"><text:span text:style-name="T452">uint256 public lockedbalance;</text:span></text:p>
      <text:p text:style-name="P453"><text:span text:style-name="T454">uint256 public withdrawablebalance;</text:span></text:p>
      <text:p text:style-name="P455"><text:span text:style-name="T456">constructor() {</text:span></text:p>
      <text:p text:style-name="P457"><text:span text:style-name="T458">owner = msg.sender;</text:span></text:p>
      <text:p text:style-name="P459"><text:span text:style-name="T460">}</text:span></text:p>
      <text:p text:style-name="P461"><text:span text:style-name="T462">modifier onlyowner() {</text:span></text:p>
      <text:p text:style-name="P463"><text:span text:style-name="T464">require(msg.sender == owner, "Only the owner can call this function");</text:span></text:p>
      <text:p text:style-name="P465"><text:span text:style-name="T466">_;</text:span></text:p>
      <text:p text:style-name="P467"><text:span text:style-name="T468">}</text:span></text:p>
      <text:p text:style-name="P469"><text:span text:style-name="T470">function deposit(uint256 amount) public payable {</text:span></text:p>
      <text:p text:style-name="P471"><text:span text:style-name="T472">require(amount &gt; 0, "Amount must be greater than zero");</text:span></text:p>
      <text:p text:style-name="P473"><text:span text:style-name="T474">lockedbalance += amount;</text:span></text:p>
      <text:p text:style-name="P475"><text:span text:style-name="T476">}</text:span></text:p>
      <text:p text:style-name="P477"><text:span text:style-name="T478">function withdraw(uint256 amount) public payable onlyowner {</text:span></text:p>
      <text:p text:style-name="P479"><text:span text:style-name="T480">require(</text:span></text:p>
      <text:p text:style-name="P481"><text:span text:style-name="T482">amount &lt;= withdrawablebalance,</text:span></text:p>
      <text:p text:style-name="P483"><text:span text:style-name="T484">"Insufficient withdrawable balance"</text:span></text:p>
      <text:p text:style-name="P485"><text:span text:style-name="T486">);</text:span></text:p>
      <text:p text:style-name="P487"><text:span text:style-name="T488">withdrawablebalance -= amount;</text:span></text:p>
      <text:p text:style-name="P489"><text:span text:style-name="T490">payable(msg.sender).transfer(amount);</text:span></text:p>
      <text:p text:style-name="P491"><text:span text:style-name="T492">}</text:span></text:p>
      <text:p text:style-name="P493"><text:span text:style-name="T494">function unlock(uint256 amount) public onlyowner {</text:span></text:p>
      <text:p text:style-name="P495"><text:span text:style-name="T496">require(amount &lt;= lockedbalance, "Insufficient locked balance");</text:span></text:p>
      <text:p text:style-name="P497"><text:span text:style-name="T498">lockedbalance -= amount;</text:span></text:p>
      <text:p text:style-name="P499"><text:span text:style-name="T500">withdrawablebalance += amount;</text:span></text:p>
      <text:p text:style-name="P501"><text:span text:style-name="T502">}</text:span></text:p>
      <text:p text:style-name="P503"><text:span text:style-name="T504">}</text:span></text:p>
      <text:p text:style-name="P505"/>
      <text:p text:style-name="P506"><text:span text:style-name="T507">Function modifiers</text:span></text:p>
      <text:p text:style-name="P508"><text:span text:style-name="T509">// SPDX-License-Identifier: MIT</text:span></text:p>
      <text:p text:style-name="P510"><text:span text:style-name="T511">pragma solidity ^0.5.0;</text:span></text:p>
      <text:p text:style-name="P512"><text:span text:style-name="T513">contract ExampleContract {</text:span></text:p>
      <text:p text:style-name="P514"><text:span text:style-name="T515">address public owner = 0x5B38Da6a701c568545dCfcB03FcB875f56beddC4;</text:span></text:p>
      <text:p text:style-name="P516"><text:span text:style-name="T517">uint256 public counter;</text:span></text:p>
      <text:p text:style-name="P518"><text:span text:style-name="T519">modifier onlyowner() {</text:span></text:p>
      <text:p text:style-name="P520"><text:span text:style-name="T521">require(msg.sender == owner, "Only the contract owner can call");</text:span></text:p>
      <text:p text:style-name="P522"><text:span text:style-name="T523">_;</text:span></text:p>
      <text:p text:style-name="P524"><text:span text:style-name="T525">}</text:span></text:p>
      <text:p text:style-name="P526"><text:span text:style-name="T527">function incrementcounter() public onlyowner {</text:span></text:p>
      <text:p text:style-name="P528"><text:span text:style-name="T529">counter++;</text:span></text:p>
      <text:p text:style-name="P530"><text:span text:style-name="T531">}</text:span></text:p>
      <text:p text:style-name="P532"><text:span text:style-name="T533">}</text:span></text:p>
      <text:p text:style-name="P534"/>
      <text:p text:style-name="P535"><text:span text:style-name="T536">4.<text:s/></text:span><text:span text:style-name="T537">Cryptographic Functions</text:span></text:p>
      <text:p text:style-name="P538"><text:span text:style-name="T539">pragma solidity ^0.5.0;</text:span></text:p>
      <text:p text:style-name="P540"><text:span text:style-name="T541">contract Test{</text:span></text:p>
      <text:p text:style-name="P542"><text:span text:style-name="T543">function callKeccak256() public pure returns(bytes32 result){</text:span></text:p>
      <text:p text:style-name="P544"><text:span text:style-name="T545">return keccak256("BLOCKCHAIN");</text:span></text:p>
      <text:p text:style-name="P546"><text:span text:style-name="T547">}</text:span></text:p>
      <text:p text:style-name="P548"><text:span text:style-name="T549">function callsha256() public pure returns(bytes32 result){</text:span></text:p>
      <text:p text:style-name="P550"><text:span text:style-name="T551">return sha256("BLOCKCHAIN");</text:span></text:p>
      <text:p text:style-name="P552"><text:span text:style-name="T553">}</text:span></text:p>
      <text:p text:style-name="P554"><text:span text:style-name="T555">function callripemd() public pure returns (bytes20 result){</text:span></text:p>
      <text:p text:style-name="P556"><text:span text:style-name="T557">return ripemd160("BLOCKCHAIN");</text:span></text:p>
      <text:p text:style-name="P558"><text:span text:style-name="T559">}</text:span></text:p>
      <text:p text:style-name="P560"><text:span text:style-name="T561">}</text:span></text:p>
      <text:p text:style-name="P562"/>
      <text:p text:style-name="P563"><text:span text:style-name="T564">2. Pure Functions</text:span></text:p>
      <text:p text:style-name="P565"><text:span text:style-name="T566">pragma solidity ^0.5.0;</text:span></text:p>
      <text:p text:style-name="P567"><text:span text:style-name="T568">contract pure_demo {</text:span></text:p>
      <text:p text:style-name="P569"><text:span text:style-name="T570">function getResult() public pure returns (uint256 product, uint256 sum) {</text:span></text:p>
      <text:p text:style-name="P571"><text:span text:style-name="T572">uint256 num1 = 2;</text:span></text:p>
      <text:p text:style-name="P573"><text:span text:style-name="T574">uint256 num2 = 4;</text:span></text:p>
      <text:p text:style-name="P575"><text:span text:style-name="T576">product = num1 * num2;</text:span></text:p>
      <text:p text:style-name="P577"><text:span text:style-name="T578">sum = num1 + num2;</text:span></text:p>
      <text:p text:style-name="P579"><text:span text:style-name="T580">}</text:span></text:p>
      <text:p text:style-name="P581"><text:span text:style-name="T582">}</text:span></text:p>
      <text:p text:style-name="P583"/>
      <text:p text:style-name="P584"><text:span text:style-name="T585">11.Ether Units</text:span></text:p>
      <text:p text:style-name="P586"/>
      <text:p text:style-name="P587"><text:span text:style-name="T588">// SPDX-License-Identifier: MIT</text:span></text:p>
      <text:p text:style-name="P589"><text:span text:style-name="T590">pragma solidity ^0.8.0;</text:span></text:p>
      <text:p text:style-name="P591"><text:span text:style-name="T592">contract SolidityTest {</text:span></text:p>
      <text:p text:style-name="P593"><text:span text:style-name="T594">function convert_Amount_to_Wei(uint256 Amount)</text:span></text:p>
      <text:p text:style-name="P595"><text:span text:style-name="T596">public</text:span></text:p>
      <text:p text:style-name="P597"><text:span text:style-name="T598">pure</text:span></text:p>
      <text:p text:style-name="P599"><text:span text:style-name="T600">returns (uint256)</text:span></text:p>
      <text:p text:style-name="P601"><text:span text:style-name="T602">{</text:span></text:p>
      <text:p text:style-name="P603"><text:span text:style-name="T604">return Amount * 1 wei;</text:span></text:p>
      <text:p text:style-name="P605"><text:span text:style-name="T606">}</text:span></text:p>
      <text:p text:style-name="P607"><text:span text:style-name="T608">function convert_Amount_To_Ether(uint256 Amount)</text:span></text:p>
      <text:p text:style-name="P609"><text:span text:style-name="T610">public</text:span></text:p>
      <text:p text:style-name="P611"><text:span text:style-name="T612">pure</text:span></text:p>
      <text:p text:style-name="P613"><text:span text:style-name="T614">returns (uint256)</text:span></text:p>
      <text:p text:style-name="P615"><text:span text:style-name="T616">{</text:span></text:p>
      <text:p text:style-name="P617"><text:span text:style-name="T618">return Amount * 1 ether;</text:span></text:p>
      <text:p text:style-name="P619"><text:span text:style-name="T620">}</text:span></text:p>
      <text:p text:style-name="P621"><text:span text:style-name="T622">function convert_Amount_To_Gwei(uint256 Amount)</text:span></text:p>
      <text:p text:style-name="P623"><text:span text:style-name="T624">public</text:span></text:p>
      <text:p text:style-name="P625"><text:span text:style-name="T626">pure</text:span></text:p>
      <text:p text:style-name="P627"><text:span text:style-name="T628">returns (uint256)</text:span></text:p>
      <text:p text:style-name="P629"><text:span text:style-name="T630">{</text:span></text:p>
      <text:p text:style-name="P631"><text:span text:style-name="T632">return Amount * 1 gwei;</text:span></text:p>
      <text:p text:style-name="P633"><text:span text:style-name="T634">}</text:span></text:p>
      <text:p text:style-name="P635"><text:span text:style-name="T636">function convert_seconds_To_mins(uint256 _seconds)</text:span></text:p>
      <text:p text:style-name="P637"><text:span text:style-name="T638">public</text:span></text:p>
      <text:p text:style-name="P639"><text:span text:style-name="T640">pure</text:span></text:p>
      <text:p text:style-name="P641"><text:span text:style-name="T642">returns (uint256)</text:span></text:p>
      <text:p text:style-name="P643"><text:span text:style-name="T644">{</text:span></text:p>
      <text:p text:style-name="P645"><text:span text:style-name="T646">return _seconds / 60;</text:span></text:p>
      <text:p text:style-name="P647"><text:span text:style-name="T648">}</text:span></text:p>
      <text:p text:style-name="P649"><text:span text:style-name="T650">function convert_seconds_To_Hours(uint256 _seconds)</text:span></text:p>
      <text:p text:style-name="P651"><text:span text:style-name="T652">public</text:span></text:p>
      <text:p text:style-name="P653"><text:span text:style-name="T654">pure</text:span></text:p>
      <text:p text:style-name="P655"><text:span text:style-name="T656">returns (uint256)</text:span></text:p>
      <text:p text:style-name="P657"><text:span text:style-name="T658">{</text:span></text:p>
      <text:p text:style-name="P659"><text:span text:style-name="T660">return _seconds / 3600;</text:span></text:p>
      <text:p text:style-name="P661"><text:span text:style-name="T662">}</text:span></text:p>
      <text:p text:style-name="P663"><text:span text:style-name="T664">function convert_Mins_To_Seconds(uint256 _mins)</text:span></text:p>
      <text:p text:style-name="P665"><text:span text:style-name="T666">public</text:span></text:p>
      <text:p text:style-name="P667"><text:span text:style-name="T668">pure</text:span></text:p>
      <text:p text:style-name="P669"><text:span text:style-name="T670">returns (uint256)</text:span></text:p>
      <text:p text:style-name="P671"><text:span text:style-name="T672">{</text:span></text:p>
      <text:p text:style-name="P673"><text:span text:style-name="T674">return _mins * 60;</text:span></text:p>
      <text:p text:style-name="P675"><text:span text:style-name="T676">}</text:span></text:p>
      <text:p text:style-name="P677"><text:span text:style-name="T678">}</text:span></text:p>
      <text:p text:style-name="P679"/>
      <text:p text:style-name="P680"><text:span text:style-name="T681">9. Mappings</text:span></text:p>
      <text:p text:style-name="P682"><text:span text:style-name="T683">pragma solidity ^0.5.0;</text:span></text:p>
      <text:p text:style-name="P684"><text:span text:style-name="T685">contract LedgerBalance {</text:span></text:p>
      <text:p text:style-name="P686"><text:span text:style-name="T687">mapping(address =&gt; uint256) public balances;</text:span></text:p>
      <text:p text:style-name="P688"><text:span text:style-name="T689">function updateBalance(uint256 newBalance) public {</text:span></text:p>
      <text:p text:style-name="P690"><text:span text:style-name="T691">balances[msg.sender] = newBalance;</text:span></text:p>
      <text:p text:style-name="P692"><text:span text:style-name="T693">}</text:span></text:p>
      <text:p text:style-name="P694"><text:span text:style-name="T695">}</text:span></text:p>
      <text:p text:style-name="P696"><text:span text:style-name="T697">contract Updater {</text:span></text:p>
      <text:p text:style-name="P698"><text:span text:style-name="T699">function updateBalance() public returns (uint256) {</text:span></text:p>
      <text:p text:style-name="P700"><text:span text:style-name="T701">LedgerBalance ledgerBalance = new LedgerBalance();</text:span></text:p>
      <text:p text:style-name="P702"><text:span text:style-name="T703">return ledgerBalance.balances(address(this));</text:span></text:p>
      <text:p text:style-name="P704"><text:span text:style-name="T705">}</text:span></text:p>
      <text:p text:style-name="P706"><text:span text:style-name="T707">}</text:span></text:p>
      <text:p text:style-name="P708"/>
      <text:p text:style-name="P709"><text:span text:style-name="T710">7.<text:s/></text:span><text:span text:style-name="T711">Enums</text:span></text:p>
      <text:p text:style-name="P712"><text:span text:style-name="T713">pragma solidity ^0.5.0;</text:span></text:p>
      <text:p text:style-name="P714"><text:span text:style-name="T715">contract enumdemo {</text:span></text:p>
      <text:p text:style-name="P716"><text:span text:style-name="T717">enum week_days {</text:span></text:p>
      <text:p text:style-name="P718"><text:span text:style-name="T719">Monday,</text:span></text:p>
      <text:p text:style-name="P720"><text:span text:style-name="T721">Tuesday,</text:span></text:p>
      <text:p text:style-name="P722"><text:span text:style-name="T723">Wednesday,</text:span></text:p>
      <text:p text:style-name="P724"><text:span text:style-name="T725">Thursday,</text:span></text:p>
      <text:p text:style-name="P726"><text:span text:style-name="T727">Friday,</text:span></text:p>
      <text:p text:style-name="P728"><text:span text:style-name="T729">Saturday,</text:span></text:p>
      <text:p text:style-name="P730"><text:span text:style-name="T731">Sunday</text:span></text:p>
      <text:p text:style-name="P732"><text:span text:style-name="T733">}</text:span></text:p>
      <text:p text:style-name="P734"><text:span text:style-name="T735">week_days week;</text:span></text:p>
      <text:p text:style-name="P736"><text:span text:style-name="T737">week_days choice;</text:span></text:p>
      <text:p text:style-name="P738"><text:span text:style-name="T739">week_days constant default_value = week_days.Sunday;</text:span></text:p>
      <text:p text:style-name="P740"><text:span text:style-name="T741">function set_value() public {</text:span></text:p>
      <text:p text:style-name="P742"><text:span text:style-name="T743">choice = week_days.Tuesday;</text:span></text:p>
      <text:p text:style-name="P744"><text:span text:style-name="T745">}</text:span></text:p>
      <text:p text:style-name="P746"><text:span text:style-name="T747">function get_choice() public view returns (week_days) {</text:span></text:p>
      <text:p text:style-name="P748"><text:span text:style-name="T749">return choice;</text:span></text:p>
      <text:p text:style-name="P750"><text:span text:style-name="T751">}</text:span></text:p>
      <text:p text:style-name="P752"><text:span text:style-name="T753">function get_defaultvalue() public view returns (week_days) {</text:span></text:p>
      <text:p text:style-name="P754"><text:span text:style-name="T755">return default_value;</text:span></text:p>
      <text:p text:style-name="P756"><text:span text:style-name="T757">}</text:span></text:p>
      <text:p text:style-name="P758"><text:span text:style-name="T759">}</text:span></text:p>
      <text:p text:style-name="Normal"><text:span text:style-name="T76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neha Khedekar</meta:initial-creator>
    <dc:creator>Sneha Khedekar</dc:creator>
    <meta:creation-date>2023-06-07T02:59:00Z</meta:creation-date>
    <dc:date>2023-06-07T02:59:00Z</dc:date>
    <meta:template xlink:href="Normal.dotm" xlink:type="simple"/>
    <meta:editing-cycles>2</meta:editing-cycles>
    <meta:editing-duration>PT60S</meta:editing-duration>
    <meta:document-statistic meta:page-count="1" meta:paragraph-count="16" meta:word-count="1242" meta:character-count="8312" meta:row-count="59" meta:non-whitespace-character-count="7086"/>
  </office:meta>
</office:document-meta>
</file>